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2.966cm" fo:min-width="4.962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800080" draw:opacity="32%" draw:textarea-horizontal-align="justify" draw:textarea-vertical-align="middle" draw:auto-grow-height="false" fo:min-height="0.92cm" fo:min-width="3.825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131cm" fo:min-width="4.038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027cm" fo:min-width="3.934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131cm" fo:min-width="4.037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132cm" fo:min-width="4.037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1.849cm" fo:min-width="1.5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31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ed4c05" draw:opacity="32%" draw:textarea-horizontal-align="justify" draw:textarea-vertical-align="middle" draw:auto-grow-height="false" fo:min-height="0.918cm" fo:min-width="3.825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13cm" fo:min-width="4.038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026cm" fo:min-width="3.932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2.966cm" fo:min-width="4.963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32cm" fo:min-width="4.038cm"/>
      <style:paragraph-properties style:writing-mode="lr-tb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1.848cm" fo:min-width="1.599cm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025cm" fo:min-width="3.931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color="#000000" draw:fill-color="#2a6099" draw:textarea-horizontal-align="justify" draw:textarea-vertical-align="middle" draw:auto-grow-height="false" fo:min-height="1.132cm" fo:min-width="4.038cm"/>
      <style:paragraph-properties style:writing-mode="lr-tb"/>
    </style:style>
    <style:style style:name="gr18" style:family="graphic" style:parent-style-name="standard">
      <style:graphic-properties svg:stroke-width="0.212cm" svg:stroke-color="#2a6099" draw:marker-start-width="0.518cm" draw:marker-end-width="0.518cm" draw:fill-color="#2a6099" draw:opacity="32%" draw:textarea-horizontal-align="justify" draw:textarea-vertical-align="middle" draw:auto-grow-height="false" fo:min-height="0.919cm" fo:min-width="3.825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svg:stroke-color="#000000" draw:fill-color="#2a6099" draw:textarea-horizontal-align="justify" draw:textarea-vertical-align="middle" draw:auto-grow-height="false" fo:min-height="1.132cm" fo:min-width="4.0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1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1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62cm"/>
      <style:paragraph-properties style:writing-mode="lr-tb"/>
    </style:style>
    <style:style style:name="gr24" style:family="graphic" style:parent-style-name="standard">
      <style:graphic-properties svg:stroke-color="#000000" draw:fill-color="#ffff00" draw:textarea-horizontal-align="justify" draw:textarea-vertical-align="middle" draw:auto-grow-height="false" fo:min-height="0.401cm" fo:min-width="3.236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ffff00" draw:textarea-horizontal-align="justify" draw:textarea-vertical-align="middle" draw:auto-grow-height="false" fo:min-height="0.402cm" fo:min-width="3.236cm" fo:wrap-option="no-wrap"/>
      <style:paragraph-properties style:writing-mode="lr-tb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449cm" fo:min-width="0.2cm"/>
      <style:paragraph-properties style:writing-mode="lr-tb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451cm" fo:min-width="0.199cm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45cm" fo:min-width="0.2cm"/>
      <style:paragraph-properties style:writing-mode="lr-tb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0.45cm" fo:min-width="0.199cm"/>
      <style:paragraph-properties style:writing-mode="lr-tb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451cm" fo:min-width="0.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-color="#666666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666666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36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415cm" fo:padding-top="0.178cm" fo:padding-bottom="0.178cm" fo:padding-left="0.303cm" fo:padding-right="0.303cm"/>
    </style:style>
    <style:style style:name="gr37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9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ed4c05" draw:opacity="36%" draw:textarea-horizontal-align="justify" draw:textarea-vertical-align="middle" draw:auto-grow-height="false" fo:min-height="4.617cm" fo:min-width="13.311cm" fo:padding-top="0.178cm" fo:padding-bottom="0.178cm" fo:padding-left="0.303cm" fo:padding-right="0.303cm"/>
    </style:style>
    <style:style style:name="gr40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43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5983b0" draw:opacity="36%" draw:textarea-horizontal-align="justify" draw:textarea-vertical-align="middle" draw:auto-grow-height="false" fo:min-height="4.617cm" fo:min-width="13.311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914cm"/>
      <style:paragraph-properties style:writing-mode="lr-tb"/>
    </style:style>
    <style:style style:name="gr47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ffff00" draw:opacity="17%" draw:textarea-horizontal-align="justify" draw:textarea-vertical-align="middle" draw:auto-grow-height="false" fo:min-height="22.134cm" fo:min-width="7.99cm" fo:padding-top="0.178cm" fo:padding-bottom="0.178cm" fo:padding-left="0.303cm" fo:padding-right="0.303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50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7.461cm" fo:padding-top="0.178cm" fo:padding-bottom="0.178cm" fo:padding-left="0.303cm" fo:padding-right="0.303cm"/>
    </style:style>
    <style:style style:name="gr51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7.519cm" fo:padding-top="0.178cm" fo:padding-bottom="0.178cm" fo:padding-left="0.303cm" fo:padding-right="0.303cm"/>
    </style:style>
    <style:style style:name="gr52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58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6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5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67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gr68" style:family="graphic" style:parent-style-name="standard">
      <style:graphic-properties svg:stroke-color="#ffffff" draw:fill="solid" draw:fill-color="#81d41a" draw:textarea-horizontal-align="justify" draw:textarea-vertical-align="middle" draw:auto-grow-height="false" fo:min-height="1.15cm" fo:min-width="0.9cm"/>
    </style:style>
    <style:style style:name="gr69" style:family="graphic" style:parent-style-name="standard">
      <style:graphic-properties draw:stroke="none" svg:stroke-color="#000000" draw:fill="none" draw:fill-color="#81d41a" fo:min-height="0.513cm"/>
      <style:paragraph-properties style:writing-mode="lr-tb"/>
    </style:style>
    <style:style style:name="gr70" style:family="graphic" style:parent-style-name="standard">
      <style:graphic-properties svg:stroke-color="#ffffff" draw:fill-color="#ff8000" draw:textarea-horizontal-align="justify" draw:textarea-vertical-align="middle" draw:auto-grow-height="false" fo:min-height="1.15cm" fo:min-width="0.9cm"/>
    </style:style>
    <style:style style:name="gr7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72" style:family="graphic" style:parent-style-name="standard">
      <style:graphic-properties svg:stroke-color="#ffffff" draw:fill-color="#5983b0" draw:textarea-horizontal-align="justify" draw:textarea-vertical-align="middle" draw:auto-grow-height="false" fo:min-height="1.15cm" fo:min-width="0.9cm"/>
    </style:style>
    <style:style style:name="gr73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422cm" fo:min-width="0.171cm"/>
    </style:style>
    <style:style style:name="gr74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6cm"/>
      <style:paragraph-properties style:writing-mode="lr-tb"/>
    </style:style>
    <style:style style:name="gr75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5cm" fo:min-width="6.286cm"/>
      <style:paragraph-properties style:writing-mode="lr-tb"/>
    </style:style>
    <style:style style:name="gr76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5cm"/>
      <style:paragraph-properties style:writing-mode="lr-tb"/>
    </style:style>
    <style:style style:name="gr77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302cm" fo:min-width="15.61cm"/>
      <style:paragraph-properties style:writing-mode="lr-tb"/>
    </style:style>
    <style:style style:name="gr78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096cm" fo:min-width="0.018cm"/>
    </style:style>
    <style:style style:name="gr79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0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1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0.096cm" fo:min-width="0.018cm"/>
    </style:style>
    <style:style style:name="gr82" style:family="graphic" style:parent-style-name="standard">
      <style:graphic-properties svg:stroke-color="#000000" draw:fill-color="#ffff00" draw:textarea-horizontal-align="justify" draw:textarea-vertical-align="middle" draw:auto-grow-height="false" fo:min-height="2.414cm" fo:min-width="5.738cm" fo:wrap-option="no-wrap"/>
      <style:paragraph-properties style:writing-mode="lr-tb"/>
    </style:style>
    <style:style style:name="gr83" style:family="graphic" style:parent-style-name="objectwithoutfill">
      <style:graphic-properties svg:stroke-width="0.053cm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3cm" draw:marker-start="Arrow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draw:stroke="dash" draw:stroke-dash="Dashed_20__28_var_29_" svg:stroke-width="0.053cm" draw:marker-start="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53cm" svg:stroke-color="#808080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90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draw:fill-color="#5983b0" draw:textarea-horizontal-align="justify" draw:textarea-vertical-align="middle" draw:auto-grow-height="false" fo:min-height="0.422cm" fo:min-width="0.171cm"/>
    </style:style>
    <style:style style:name="gr92" style:family="graphic" style:parent-style-name="standard">
      <style:graphic-properties draw:stroke="none" draw:fill-color="#ff8000" draw:textarea-horizontal-align="justify" draw:textarea-vertical-align="middle" draw:auto-grow-height="false" fo:min-height="0.422cm" fo:min-width="0.171cm"/>
    </style:style>
    <style:style style:name="gr93" style:family="graphic" style:parent-style-name="standard">
      <style:graphic-properties draw:stroke="none" draw:fill-color="#ff8000" draw:textarea-horizontal-align="justify" draw:textarea-vertical-align="middle" draw:auto-grow-height="false" fo:min-height="2.05cm" fo:min-width="6.286cm"/>
      <style:paragraph-properties style:writing-mode="lr-tb"/>
    </style:style>
    <style:style style:name="gr94" style:family="graphic" style:parent-style-name="standard">
      <style:graphic-properties draw:stroke="none" draw:fill-color="#5983b0" draw:textarea-horizontal-align="justify" draw:textarea-vertical-align="middle" draw:auto-grow-height="false" fo:min-height="2.049cm" fo:min-width="6.285cm"/>
      <style:paragraph-properties style:writing-mode="lr-tb"/>
    </style:style>
    <style:style style:name="gr95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9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7" style:family="graphic" style:parent-style-name="objectwithoutfill">
      <style:graphic-properties svg:stroke-width="0.053cm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standard">
      <style:graphic-properties draw:stroke="none" draw:fill-color="#81d41a" draw:textarea-horizontal-align="justify" draw:textarea-vertical-align="middle" draw:auto-grow-height="false" fo:min-height="0.422cm" fo:min-width="0.171cm"/>
    </style:style>
    <style:style style:name="gr99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00" style:family="graphic" style:parent-style-name="standard">
      <style:graphic-properties draw:stroke="solid" svg:stroke-width="0.053cm" svg:stroke-color="#000000" draw:marker-start-width="0.279cm" draw:marker-end-width="0.279cm" draw:fill-color="#ff800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01" style:family="graphic" style:parent-style-name="standard">
      <style:graphic-properties draw:stroke="none" draw:fill-color="#55308d" draw:textarea-horizontal-align="justify" draw:textarea-vertical-align="middle" draw:auto-grow-height="false" fo:min-height="2.049cm" fo:min-width="6.286cm"/>
      <style:paragraph-properties style:writing-mode="lr-tb"/>
    </style:style>
    <style:style style:name="gr102" style:family="graphic" style:parent-style-name="standard">
      <style:graphic-properties draw:stroke="none" draw:fill-color="#d62e4e" draw:textarea-horizontal-align="justify" draw:textarea-vertical-align="middle" draw:auto-grow-height="false" fo:min-height="2.049cm" fo:min-width="6.286cm"/>
      <style:paragraph-properties style:writing-mode="lr-tb"/>
    </style:style>
    <style:style style:name="gr103" style:family="graphic" style:parent-style-name="standard">
      <style:graphic-properties draw:stroke="none" draw:fill-color="#55308d" draw:textarea-horizontal-align="justify" draw:textarea-vertical-align="middle" draw:auto-grow-height="false" fo:min-height="0.096cm" fo:min-width="0.018cm"/>
    </style:style>
    <style:style style:name="gr104" style:family="graphic" style:parent-style-name="standard">
      <style:graphic-properties draw:stroke="none" draw:fill-color="#d62e4e" draw:textarea-horizontal-align="justify" draw:textarea-vertical-align="middle" draw:auto-grow-height="false" fo:min-height="0.096cm" fo:min-width="0.018cm"/>
    </style:style>
    <style:style style:name="gr105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106" style:family="graphic" style:parent-style-name="standard" style:list-style-name="L1">
      <style:graphic-properties draw:stroke="none" draw:fill-color="#d62e4e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107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0.096cm" fo:min-width="0.018cm"/>
    </style:style>
    <style:style style:name="gr108" style:family="graphic" style:parent-style-name="standard">
      <style:graphic-properties draw:stroke="none" draw:fill-color="#d62e4e" draw:opacity="100%" draw:textarea-horizontal-align="justify" draw:textarea-vertical-align="middle" draw:auto-grow-height="false" fo:min-height="0.096cm" fo:min-width="0.018cm"/>
    </style:style>
    <style:style style:name="gr109" style:family="graphic" style:parent-style-name="standard">
      <style:graphic-properties svg:stroke-color="#ffffff" draw:fill-color="#55308d" draw:textarea-horizontal-align="justify" draw:textarea-vertical-align="middle" draw:auto-grow-height="false" fo:min-height="1.15cm" fo:min-width="0.9cm"/>
    </style:style>
    <style:style style:name="gr110" style:family="graphic" style:parent-style-name="standard">
      <style:graphic-properties svg:stroke-color="#ffffff" draw:fill-color="#d62e4e" draw:textarea-horizontal-align="justify" draw:textarea-vertical-align="middle" draw:auto-grow-height="false" fo:min-height="1.15cm" fo:min-width="0.9cm"/>
    </style:style>
    <style:style style:name="gr111" style:family="graphic" style:parent-style-name="standard">
      <style:graphic-properties draw:stroke="none" draw:fill-color="#d62e4e" draw:textarea-horizontal-align="justify" draw:textarea-vertical-align="middle" draw:auto-grow-height="false" fo:min-height="0.422cm" fo:min-width="0.171cm"/>
    </style:style>
    <style:style style:name="gr112" style:family="graphic" style:parent-style-name="standard">
      <style:graphic-properties draw:stroke="solid" svg:stroke-width="0.053cm" svg:stroke-color="#000000" draw:marker-start-width="0.279cm" draw:marker-end-width="0.279cm" draw:fill-color="#d62e4e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>
      <style:graphic-properties draw:stroke="solid" svg:stroke-width="0.053cm" svg:stroke-color="#000000" draw:marker-start-width="0.279cm" draw:marker-end-width="0.279cm" draw:fill-color="#55308d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80008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16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ed4c05" draw:opacity="32%"/>
      <style:paragraph-properties fo:text-align="center" style:writing-mode="lr-tb"/>
      <style:text-properties fo:font-size="11pt" fo:font-weight="bold"/>
    </style:style>
    <style:style style:name="P17" style:family="paragraph"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9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20" style:family="paragraph">
      <style:paragraph-properties fo:text-align="center" style:writing-mode="lr-tb"/>
      <style:text-properties fo:color="#ffffff" fo:font-size="11pt"/>
    </style:style>
    <style:style style:name="P21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2" style:family="paragraph">
      <loext:graphic-properties draw:fill-color="#2a6099" draw:opacity="32%"/>
      <style:paragraph-properties fo:text-align="center" style:writing-mode="lr-tb"/>
      <style:text-properties fo:font-size="11pt" fo:font-weight="bold"/>
    </style:style>
    <style:style style:name="P23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/>
      <style:paragraph-properties style:writing-mode="lr-tb"/>
      <style:text-properties fo:font-size="11pt"/>
    </style:style>
    <style:style style:name="P27" style:family="paragraph">
      <style:paragraph-properties fo:text-align="center" style:writing-mode="lr-tb"/>
      <style:text-properties fo:font-size="13pt"/>
    </style:style>
    <style:style style:name="P28" style:family="paragraph">
      <loext:graphic-properties draw:fill-color="#ffff00"/>
      <style:paragraph-properties fo:text-align="center" style:writing-mode="lr-tb"/>
      <style:text-properties fo:font-size="13pt"/>
    </style:style>
    <style:style style:name="P29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-color="#00000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24pt"/>
    </style:style>
    <style:style style:name="P32" style:family="paragraph">
      <loext:graphic-properties draw:fill-color="#666666" draw:opacity="52%"/>
      <style:paragraph-properties fo:text-align="center" style:writing-mode="lr-tb"/>
      <style:text-properties fo:color="#ffffff" fo:font-size="11pt" fo:font-weight="bold"/>
    </style:style>
    <style:style style:name="P33" style:family="paragraph">
      <loext:graphic-properties draw:fill-color="#666666" draw:opacity="52%"/>
      <style:paragraph-properties fo:text-align="center" style:writing-mode="lr-tb"/>
      <style:text-properties fo:color="#ffffff" fo:font-size="11pt"/>
    </style:style>
    <style:style style:name="P34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6" style:family="paragraph">
      <loext:graphic-properties draw:fill="solid" draw:fill-color="#000000" draw:opacity="9%"/>
      <style:paragraph-properties fo:text-align="center"/>
    </style:style>
    <style:style style:name="P37" style:family="paragraph">
      <loext:graphic-properties draw:fill="solid" draw:fill-color="#ed4c05" draw:opacity="36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3pt" fo:font-style="italic" style:font-size-asian="24pt" style:font-style-asian="italic" style:font-size-complex="24pt" style:font-style-complex="italic"/>
    </style:style>
    <style:style style:name="P39" style:family="paragraph">
      <loext:graphic-properties draw:fill="solid" draw:fill-color="#5983b0" draw:opacity="36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solid" draw:fill-color="#ffff00" draw:opacity="17%"/>
      <style:paragraph-properties fo:text-align="center"/>
    </style:style>
    <style:style style:name="P42" style:family="paragraph">
      <style:paragraph-properties fo:text-align="start" style:writing-mode="lr-tb"/>
      <style:text-properties fo:font-size="11pt"/>
    </style:style>
    <style:style style:name="P43" style:family="paragraph">
      <loext:graphic-properties draw:fill-color="#ffff00"/>
      <style:paragraph-properties fo:text-align="start" style:writing-mode="lr-tb"/>
      <style:text-properties fo:font-size="11pt"/>
    </style:style>
    <style:style style:name="P4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5" style:family="paragraph">
      <loext:graphic-properties draw:fill="solid" draw:fill-color="#729fcf" draw:opacity="11%"/>
      <style:paragraph-properties fo:text-align="center"/>
    </style:style>
    <style:style style:name="P46" style:family="paragraph">
      <loext:graphic-properties draw:fill="solid" draw:fill-color="#ff8000" draw:opacity="10%"/>
      <style:paragraph-properties fo:text-align="center"/>
    </style:style>
    <style:style style:name="P47" style:family="paragraph">
      <loext:graphic-properties draw:fill="solid" draw:fill-color="#81d41a" draw:opacity="10%"/>
      <style:paragraph-properties fo:text-align="center"/>
    </style:style>
    <style:style style:name="P48" style:family="paragraph">
      <loext:graphic-properties draw:fill-color="#808080"/>
      <style:paragraph-properties fo:text-align="start" style:writing-mode="lr-tb"/>
      <style:text-properties fo:font-size="11pt"/>
    </style:style>
    <style:style style:name="P49" style:family="paragraph">
      <loext:graphic-properties draw:fill-color="#eeeeee"/>
      <style:paragraph-properties fo:text-align="start" style:writing-mode="lr-tb"/>
      <style:text-properties fo:font-size="11pt"/>
    </style:style>
    <style:style style:name="P50" style:family="paragraph">
      <loext:graphic-properties draw:fill-color="#ff8000"/>
      <style:paragraph-properties fo:text-align="start" style:writing-mode="lr-tb"/>
      <style:text-properties fo:font-size="11pt"/>
    </style:style>
    <style:style style:name="P51" style:family="paragraph">
      <loext:graphic-properties draw:fill-color="#81d41a"/>
      <style:paragraph-properties fo:text-align="start" style:writing-mode="lr-tb"/>
      <style:text-properties fo:font-size="11pt"/>
    </style:style>
    <style:style style:name="P52" style:family="paragraph">
      <loext:graphic-properties draw:fill-color="#729fcf"/>
      <style:paragraph-properties fo:text-align="start" style:writing-mode="lr-tb"/>
      <style:text-properties fo:font-size="11pt"/>
    </style:style>
    <style:style style:name="P53" style:family="paragraph">
      <loext:graphic-properties draw:fill="solid" draw:fill-color="#ff8000"/>
      <style:paragraph-properties fo:text-align="center"/>
    </style:style>
    <style:style style:name="P54" style:family="paragraph">
      <loext:graphic-properties draw:fill="solid" draw:fill-color="#729fcf"/>
      <style:paragraph-properties fo:text-align="center"/>
    </style:style>
    <style:style style:name="P55" style:family="paragraph">
      <loext:graphic-properties draw:fill="solid" draw:fill-color="#81d41a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24pt" style:font-style-asian="italic" style:font-size-complex="24pt" style:font-style-complex="italic"/>
    </style:style>
    <style:style style:name="P59" style:family="paragraph">
      <loext:graphic-properties draw:fill="solid" draw:fill-color="#81d41a" draw:opacity="11%"/>
      <style:paragraph-properties fo:text-align="center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italic" style:font-size-asian="24pt" style:font-style-asian="italic" style:font-size-complex="24pt" style:font-style-complex="italic"/>
    </style:style>
    <style:style style:name="P62" style:family="paragraph">
      <loext:graphic-properties draw:fill="solid" draw:fill-color="#81d41a"/>
      <style:paragraph-properties fo:text-align="center"/>
      <style:text-properties fo:color="#000000"/>
    </style:style>
    <style:style style:name="P63" style:family="paragraph">
      <loext:graphic-properties draw:fill="none" draw:fill-color="#81d41a"/>
      <style:paragraph-properties fo:text-align="center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64" style:family="paragraph">
      <loext:graphic-properties draw:fill-color="#ff8000"/>
      <style:paragraph-properties fo:text-align="center"/>
      <style:text-properties fo:color="#000000"/>
    </style:style>
    <style:style style:name="P65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6" style:family="paragraph">
      <loext:graphic-properties draw:fill-color="#5983b0"/>
      <style:paragraph-properties fo:text-align="center"/>
      <style:text-properties fo:color="#000000"/>
    </style:style>
    <style:style style:name="P67" style:family="paragraph">
      <style:paragraph-properties fo:text-align="center" style:writing-mode="lr-tb"/>
      <style:text-properties fo:color="#000000" fo:font-size="11pt"/>
    </style:style>
    <style:style style:name="P68" style:family="paragraph">
      <loext:graphic-properties draw:fill="solid" draw:fill-color="#81d41a"/>
      <style:paragraph-properties fo:text-align="center" style:writing-mode="lr-tb"/>
      <style:text-properties fo:color="#000000" fo:font-size="11pt"/>
    </style:style>
    <style:style style:name="P69" style:family="paragraph">
      <style:paragraph-properties fo:text-align="center" style:writing-mode="lr-tb"/>
      <style:text-properties fo:color="#000000" fo:font-weight="normal" style:font-weight-asian="normal" style:font-weight-complex="normal"/>
    </style:style>
    <style:style style:name="P70" style:family="paragraph">
      <loext:graphic-properties draw:fill="solid" draw:fill-color="#81d41a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P71" style:family="paragraph">
      <loext:graphic-properties draw:fill-color="#b2b2b2" draw:opacity="100%"/>
      <style:paragraph-properties fo:text-align="center" style:writing-mode="lr-tb"/>
      <style:text-properties fo:color="#ffffff" fo:font-size="11pt"/>
    </style:style>
    <style:style style:name="P72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73" style:family="paragraph">
      <loext:graphic-properties draw:fill-color="#b2b2b2" draw:opacity="100%"/>
      <style:paragraph-properties fo:text-align="center"/>
      <style:text-properties fo:color="#ffffff"/>
    </style:style>
    <style:style style:name="P74" style:family="paragraph">
      <loext:graphic-properties draw:fill="none" draw:fill-color="#ffffff"/>
      <style:paragraph-properties style:writing-mode="lr-tb"/>
      <style:text-properties fo:font-size="24pt" style:text-underline-style="none"/>
    </style:style>
    <style:style style:name="P75" style:family="paragraph">
      <style:paragraph-properties fo:text-align="center" style:writing-mode="lr-tb"/>
      <style:text-properties fo:font-size="13pt" style:font-size-asian="13pt" style:font-size-complex="13pt"/>
    </style:style>
    <style:style style:name="P76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77" style:family="paragraph">
      <style:paragraph-properties fo:text-align="start" style:writing-mode="lr-tb"/>
      <style:text-properties fo:color="#000000" fo:font-size="9pt" style:font-size-asian="9pt" style:font-size-complex="9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9pt" style:font-size-asian="9pt" style:font-size-complex="9pt"/>
    </style:style>
    <style:style style:name="P79" style:family="paragraph">
      <loext:graphic-properties draw:fill-color="#81d41a"/>
      <style:paragraph-properties fo:text-align="start" style:writing-mode="lr-tb"/>
      <style:text-properties fo:color="#000000" fo:font-size="9pt" style:font-size-asian="9pt" style:font-size-complex="9pt"/>
    </style:style>
    <style:style style:name="P80" style:family="paragraph">
      <loext:graphic-properties draw:fill="solid" draw:fill-color="#c9211e"/>
      <style:paragraph-properties fo:text-align="center"/>
      <style:text-properties fo:font-size="11pt"/>
    </style:style>
    <style:style style:name="P81" style:family="paragraph">
      <loext:graphic-properties draw:fill-color="#ff8000"/>
      <style:paragraph-properties fo:text-align="center" style:writing-mode="lr-tb"/>
      <style:text-properties fo:color="#000000" fo:font-size="11pt"/>
    </style:style>
    <style:style style:name="P82" style:family="paragraph">
      <loext:graphic-properties draw:fill-color="#5983b0"/>
      <style:paragraph-properties fo:text-align="center" style:writing-mode="lr-tb"/>
      <style:text-properties fo:color="#000000" fo:font-size="11pt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weight="bold"/>
    </style:style>
    <style:style style:name="P84" style:family="paragraph">
      <loext:graphic-properties draw:fill="solid" draw:fill-color="#81d41a"/>
      <style:paragraph-properties fo:text-align="center" style:writing-mode="lr-tb"/>
      <style:text-properties fo:color="#000000" fo:font-weight="bold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86" style:family="paragraph">
      <loext:graphic-properties draw:fill-color="#81d41a"/>
      <style:paragraph-properties fo:text-align="center"/>
      <style:text-properties fo:color="#ffffff"/>
    </style:style>
    <style:style style:name="P87" style:family="paragraph">
      <style:paragraph-properties fo:text-align="start" style:writing-mode="lr-tb"/>
      <style:text-properties fo:font-size="9pt"/>
    </style:style>
    <style:style style:name="P88" style:family="paragraph">
      <loext:graphic-properties draw:fill-color="#81d41a"/>
      <style:paragraph-properties fo:text-align="start" style:writing-mode="lr-tb"/>
      <style:text-properties fo:font-size="9pt"/>
    </style:style>
    <style:style style:name="P89" style:family="paragraph">
      <style:paragraph-properties fo:text-align="start" style:writing-mode="lr-tb"/>
      <style:text-properties fo:color="#ffffff" fo:font-size="9pt"/>
    </style:style>
    <style:style style:name="P90" style:family="paragraph">
      <loext:graphic-properties draw:fill-color="#5983b0"/>
      <style:paragraph-properties fo:text-align="start" style:writing-mode="lr-tb"/>
      <style:text-properties fo:color="#ffffff" fo:font-size="9pt"/>
    </style:style>
    <style:style style:name="P91" style:family="paragraph">
      <loext:graphic-properties draw:fill-color="#ff8000"/>
      <style:paragraph-properties fo:text-align="start" style:writing-mode="lr-tb"/>
      <style:text-properties fo:color="#ffffff" fo:font-size="9pt"/>
    </style:style>
    <style:style style:name="P92" style:family="paragraph">
      <loext:graphic-properties draw:fill-color="#5983b0"/>
      <style:paragraph-properties fo:text-align="center"/>
      <style:text-properties fo:color="#ffffff"/>
    </style:style>
    <style:style style:name="P93" style:family="paragraph">
      <loext:graphic-properties draw:fill-color="#ff8000"/>
      <style:paragraph-properties fo:text-align="center"/>
      <style:text-properties fo:color="#ffffff"/>
    </style:style>
    <style:style style:name="P94" style:family="paragraph">
      <loext:graphic-properties draw:fill-color="#55308d"/>
      <style:paragraph-properties fo:text-align="center" style:writing-mode="lr-tb"/>
      <style:text-properties fo:color="#ffffff" fo:font-size="11pt"/>
    </style:style>
    <style:style style:name="P95" style:family="paragraph">
      <loext:graphic-properties draw:fill-color="#d62e4e"/>
      <style:paragraph-properties fo:text-align="center" style:writing-mode="lr-tb"/>
      <style:text-properties fo:color="#ffffff" fo:font-size="11pt"/>
    </style:style>
    <style:style style:name="P96" style:family="paragraph">
      <loext:graphic-properties draw:fill-color="#ff8000"/>
      <style:paragraph-properties fo:text-align="center" style:writing-mode="lr-tb"/>
      <style:text-properties fo:color="#ffffff" fo:font-size="11pt"/>
    </style:style>
    <style:style style:name="P97" style:family="paragraph">
      <loext:graphic-properties draw:fill-color="#5983b0"/>
      <style:paragraph-properties fo:text-align="center" style:writing-mode="lr-tb"/>
      <style:text-properties fo:color="#ffffff" fo:font-size="11pt"/>
    </style:style>
    <style:style style:name="P98" style:family="paragraph">
      <loext:graphic-properties draw:fill-color="#55308d"/>
      <style:paragraph-properties fo:text-align="center"/>
      <style:text-properties fo:color="#ffffff"/>
    </style:style>
    <style:style style:name="P99" style:family="paragraph">
      <loext:graphic-properties draw:fill-color="#d62e4e"/>
      <style:paragraph-properties fo:text-align="center"/>
      <style:text-properties fo:color="#ffffff"/>
    </style:style>
    <style:style style:name="P100" style:family="paragraph">
      <loext:graphic-properties draw:fill-color="#55308d" draw:opacity="100%"/>
      <style:paragraph-properties fo:text-align="center" style:writing-mode="lr-tb"/>
      <style:text-properties fo:color="#ffffff" fo:font-size="11pt"/>
    </style:style>
    <style:style style:name="P101" style:family="paragraph">
      <loext:graphic-properties draw:fill-color="#d62e4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2" style:family="paragraph">
      <loext:graphic-properties draw:fill-color="#55308d" draw:opacity="100%"/>
      <style:paragraph-properties fo:text-align="center"/>
      <style:text-properties fo:color="#ffffff"/>
    </style:style>
    <style:style style:name="P103" style:family="paragraph">
      <loext:graphic-properties draw:fill-color="#d62e4e" draw:opacity="100%"/>
      <style:paragraph-properties fo:text-align="center"/>
      <style:text-properties fo:color="#ffffff"/>
    </style:style>
    <style:style style:name="P104" style:family="paragraph">
      <loext:graphic-properties draw:fill-color="#d62e4e"/>
      <style:paragraph-properties fo:text-align="start" style:writing-mode="lr-tb"/>
      <style:text-properties fo:color="#ffffff" fo:font-size="9pt"/>
    </style:style>
    <style:style style:name="P105" style:family="paragraph">
      <loext:graphic-properties draw:fill-color="#55308d"/>
      <style:paragraph-properties fo:text-align="start" style:writing-mode="lr-tb"/>
      <style:text-properties fo:color="#ffffff" fo:font-size="9pt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800080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2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color="#ed4c05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4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5" style:family="text">
      <style:text-properties fo:color="#2a6099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6" style:family="text">
      <style:text-properties fo:font-size="13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24pt"/>
    </style:style>
    <style:style style:name="T1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4pt" fo:font-weight="bold" style:font-size-asian="24pt" style:font-size-complex="24pt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24pt" fo:font-weight="bold" style:font-size-asian="24pt" style:font-size-complex="24pt"/>
    </style:style>
    <style:style style:name="T23" style:family="text">
      <style:text-properties fo:font-size="13pt" fo:font-style="italic" style:font-size-asian="24pt" style:font-style-asian="italic" style:font-size-complex="24pt" style:font-style-complex="italic"/>
    </style:style>
    <style:style style:name="T24" style:family="text">
      <style:text-properties fo:font-size="11pt" fo:font-weight="bold" style:font-weight-asian="bold" style:font-weight-complex="bold"/>
    </style:style>
    <style:style style:name="T25" style:family="text">
      <style:text-properties fo:font-size="11pt" fo:font-style="italic" style:font-style-asian="italic" style:font-style-complex="italic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6pt" fo:font-style="italic" style:font-size-asian="24pt" style:font-style-asian="italic" style:font-size-complex="24pt" style:font-style-complex="italic"/>
    </style:style>
    <style:style style:name="T28" style:family="text">
      <style:text-properties fo:font-size="16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9" style:family="text">
      <style:text-properties fo:font-size="13pt" fo:font-weight="bold" style:font-weight-asian="bold" style:font-weight-complex="bold"/>
    </style:style>
    <style:style style:name="T3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color="#000000" fo:font-size="11pt"/>
    </style:style>
    <style:style style:name="T33" style:family="text">
      <style:text-properties fo:color="#000000" fo:font-size="11pt" fo:font-weight="bold" style:font-weight-asian="bold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ffffff" fo:font-size="11pt" fo:font-weight="bold" style:font-weight-asian="bold" style:font-weight-complex="bold"/>
    </style:style>
    <style:style style:name="T40" style:family="text">
      <style:text-properties fo:font-size="24pt" style:text-underline-style="none"/>
    </style:style>
    <style:style style:name="T41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2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43" style:family="text">
      <style:text-properties fo:color="#000000" fo:font-size="9pt" style:font-size-asian="9pt" style:font-size-complex="9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9pt" fo:font-weight="bold" style:font-weight-asian="bold" style:font-weight-complex="bold"/>
    </style:style>
    <style:style style:name="T46" style:family="text">
      <style:text-properties fo:font-size="9pt" fo:font-style="italic" style:font-style-asian="italic" style:font-style-complex="italic"/>
    </style:style>
    <style:style style:name="T47" style:family="text">
      <style:text-properties fo:font-size="9pt"/>
    </style:style>
    <style:style style:name="T48" style:family="text">
      <style:text-properties fo:color="#ffffff" fo:font-size="9pt" fo:font-style="italic" style:font-style-asian="italic" style:font-style-complex="italic"/>
    </style:style>
    <style:style style:name="T49" style:family="text">
      <style:text-properties fo:color="#ffffff" fo:font-size="9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462cm" svg:height="3.216cm" svg:x="23.775cm" svg:y="3.658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37cm" svg:height="1.382cm" svg:x="16.682cm" svg:y="5.089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4.538cm" svg:height="1.381cm" svg:x="16.681cm" svg:y="7.502cm">
          <text:p text:style-name="P5"><text:span text:style-name="T3">Data Encryption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4.538cm" svg:height="1.381cm" svg:x="5.9cm" svg:y="14.966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537cm" svg:height="1.381cm" svg:x="5.875cm" svg:y="13.388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4.537cm" svg:height="1.382cm" svg:x="24.244cm" svg:y="5.089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2.967cm" svg:height="2.967cm" svg:x="4.017cm" svg:y="4.297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4.537cm" svg:height="1.382cm" svg:x="9.73cm" svg:y="5.089cm">
          <text:p text:style-name="P1"><text:span text:style-name="T1">Serializ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2.967cm" svg:height="2.967cm" svg:x="33.859cm" svg:y="4.297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538cm" svg:height="1.381cm" svg:x="16.681cm" svg:y="9.075cm">
          <text:p text:style-name="P5"><text:span text:style-name="T3">Data Encryption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4.538cm" svg:height="1.381cm" svg:x="16.681cm" svg:y="10.649cm">
          <text:p text:style-name="P5"><text:span text:style-name="T3">Data </text:span><text:span text:style-name="T3">Encryptio</text:span><text:span text:style-name="T3">n 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4.692cm" svg:height="1.681cm" svg:x="17.033cm" svg:y="11.738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6.984cm" svg:y1="5.78cm" svg:x2="9.73cm" svg:y2="5.78cm" draw:start-shape="id1" draw:start-glue-point="10" draw:end-shape="id2" draw:end-glue-point="3" svg:d="M6984 5780h2746" svg:viewBox="0 0 2747 1">
          <text:p/>
        </draw:connector>
        <draw:connector draw:style-name="gr9" draw:text-style-name="P15" draw:layer="layout" svg:x1="14.267cm" svg:y1="5.78cm" svg:x2="16.682cm" svg:y2="5.78cm" draw:start-shape="id2" draw:start-glue-point="1" draw:end-shape="id3" draw:end-glue-point="3" svg:d="M14267 5780h2415" svg:viewBox="0 0 2416 1">
          <text:p/>
        </draw:connector>
        <draw:connector draw:style-name="gr9" draw:text-style-name="P15" draw:layer="layout" svg:x1="21.219cm" svg:y1="5.78cm" svg:x2="24.244cm" svg:y2="5.78cm" draw:start-shape="id3" draw:start-glue-point="1" draw:end-shape="id4" draw:end-glue-point="3" svg:d="M21219 5780h3025" svg:viewBox="0 0 3026 1">
          <text:p/>
        </draw:connector>
        <draw:connector draw:style-name="gr9" draw:text-style-name="P15" draw:layer="layout" svg:x1="29.237cm" svg:y1="5.266cm" svg:x2="33.859cm" svg:y2="5.78cm" draw:start-shape="id5" draw:start-glue-point="1" draw:end-shape="id6" draw:end-glue-point="6" svg:d="M29237 5266h2311v514h2311" svg:viewBox="0 0 4623 515">
          <text:p/>
        </draw:connector>
        <draw:connector draw:style-name="gr9" draw:text-style-name="P15" draw:layer="layout" svg:x1="18.95cm" svg:y1="7.502cm" svg:x2="18.95cm" svg:y2="6.471cm" draw:start-shape="id7" draw:start-glue-point="0" draw:end-shape="id3" draw:end-glue-point="2" svg:d="M18950 7502v-1031" svg:viewBox="0 0 1 1032">
          <text:p/>
        </draw:connector>
        <draw:custom-shape draw:style-name="gr10" draw:text-style-name="P16" xml:id="id9" draw:id="id9" draw:layer="layout" svg:width="4.537cm" svg:height="1.38cm" svg:x="16.682cm" svg:y="14.97cm">
          <text:p text:style-name="P3"><text:span text:style-name="T2">Curve25</text:span><text:span text:style-name="T2">519</text:span></text:p>
          <text:p text:style-name="P3"><text:span text:style-name="T2">Asymme</text:span><text:span text:style-name="T2">tric </text:span><text:span text:style-name="T2">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38cm" svg:height="1.38cm" svg:x="30.73cm" svg:y="14.968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xml:id="id10" draw:id="id10" draw:layer="layout" svg:width="4.538cm" svg:height="1.382cm" svg:x="30.706cm" svg:y="13.388cm">
          <text:p text:style-name="P17"><text:span text:style-name="T5">Peer 2 CS</text:span></text:p>
          <text:p text:style-name="P17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0.438cm" svg:y1="15.656cm" svg:x2="16.682cm" svg:y2="15.66cm" draw:start-shape="id8" draw:start-glue-point="1" draw:end-shape="id9" draw:end-glue-point="3" svg:d="M10438 15656h3095v4h3149" svg:viewBox="0 0 6245 5">
          <text:p/>
        </draw:connector>
        <draw:connector draw:style-name="gr9" draw:text-style-name="P15" draw:layer="layout" svg:x1="30.706cm" svg:y1="14.079cm" svg:x2="21.219cm" svg:y2="15.66cm" draw:start-shape="id10" draw:start-glue-point="3" draw:end-shape="id9" draw:end-glue-point="1" svg:d="M30706 14079h-4717v1581h-4770" svg:viewBox="0 0 9488 1582">
          <text:p/>
        </draw:connector>
        <draw:custom-shape draw:style-name="gr13" draw:text-style-name="P2" xml:id="id14" draw:id="id14" draw:layer="layout" svg:width="5.463cm" svg:height="3.216cm" svg:x="16.218cm" svg:y="20.749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1" draw:id="id11" draw:layer="layout" svg:width="4.538cm" svg:height="1.382cm" svg:x="16.681cm" svg:y="22.103cm">
          <text:p text:style-name="P1"><text:span text:style-name="T1">Encrypted</text:span></text:p>
          <text:p text:style-name="P1"><text:span text:style-name="T1">Data Encryption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8.95cm" svg:y1="16.35cm" svg:x2="18.95cm" svg:y2="22.103cm" draw:start-shape="id9" draw:start-glue-point="2" draw:end-shape="id11" draw:end-glue-point="0" svg:d="M18950 16350v5753" svg:viewBox="0 0 1 5754">
          <text:p/>
        </draw:connector>
        <draw:connector draw:style-name="gr9" draw:text-style-name="P15" draw:layer="layout" svg:x1="18.95cm" svg:y1="12.03cm" svg:x2="18.95cm" svg:y2="14.97cm" draw:start-shape="id12" draw:start-glue-point="2" draw:end-shape="id9" draw:end-glue-point="0" svg:d="M18950 12030v2940" svg:viewBox="0 0 1 2941">
          <text:p/>
        </draw:connector>
        <draw:custom-shape draw:style-name="gr15" draw:text-style-name="P13" xml:id="id13" draw:id="id13" draw:layer="layout" svg:width="2.967cm" svg:height="2.966cm" svg:x="4.132cm" svg:y="20.874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7.099cm" svg:y1="22.357cm" svg:x2="16.218cm" svg:y2="22.357cm" draw:start-shape="id13" draw:start-glue-point="10" draw:end-shape="id14" draw:end-glue-point="3" svg:d="M7099 22357h9119" svg:viewBox="0 0 9120 1">
          <text:p/>
        </draw:connector>
        <draw:custom-shape draw:style-name="gr15" draw:text-style-name="P13" xml:id="id15" draw:id="id15" draw:layer="layout" svg:width="2.967cm" svg:height="2.966cm" svg:x="33.223cm" svg:y="20.874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1.681cm" svg:y1="22.357cm" svg:x2="33.223cm" svg:y2="22.357cm" draw:start-shape="id14" draw:start-glue-point="1" draw:end-shape="id15" draw:end-glue-point="6" svg:d="M21681 22357h11542" svg:viewBox="0 0 11543 1">
          <text:p/>
        </draw:connector>
        <draw:custom-shape draw:style-name="gr1" draw:text-style-name="P2" xml:id="id16" draw:id="id16" draw:layer="layout" svg:width="5.462cm" svg:height="3.216cm" svg:x="22.843cm" svg:y="17.64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4.538cm" svg:height="1.382cm" svg:x="23.361cm" svg:y="19.001cm">
          <text:p text:style-name="P1"><text:span text:style-name="T1">Peer 2 Signed</text:span></text:p>
          <text:p text:style-name="P1"><text:span text:style-name="T1">EIP712DelegateCertific</text:span><text:span text:style-name="T1">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2.843cm" svg:y1="19.255cm" svg:x2="5.615cm" svg:y2="20.874cm" draw:start-shape="id16" draw:start-glue-point="3" draw:end-shape="id13" draw:end-glue-point="4" svg:d="M22843 19255h-17228v1619" svg:viewBox="0 0 17229 1620">
          <text:p/>
        </draw:connector>
        <draw:connector draw:style-name="gr9" draw:text-style-name="P15" draw:layer="layout" svg:x1="30.706cm" svg:y1="14.079cm" svg:x2="27.899cm" svg:y2="23.869cm" draw:start-shape="id10" draw:start-glue-point="3" draw:end-shape="id17" draw:end-glue-point="1" svg:d="M30706 14079h-1377v9790h-1430" svg:viewBox="0 0 2808 9791">
          <text:p/>
        </draw:connector>
        <draw:custom-shape draw:style-name="gr16" draw:text-style-name="P19" xml:id="id18" draw:id="id18" draw:layer="layout" svg:width="4.537cm" svg:height="1.381cm" svg:x="30.162cm" svg:y="26.437cm">
          <text:p text:style-name="P17"><text:span text:style-name="T5">Peer 2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538cm" svg:height="1.382cm" svg:x="30.137cm" svg:y="24.858cm">
          <text:p text:style-name="P20"><text:span text:style-name="T7">Peer 2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7" draw:id="id17" draw:layer="layout" svg:width="4.537cm" svg:height="1.381cm" svg:x="23.362cm" svg:y="23.179cm">
          <text:p text:style-name="P3"><text:span text:style-name="T2">sec256k</text:span><text:span text:style-name="T2">1 / </text:span><text:span text:style-name="T2">EIP712</text:span></text:p>
          <text:p text:style-name="P3"><text:span text:style-name="T2">Asymme</text:span><text:span text:style-name="T2">tric </text:span><text:span text:style-name="T2">Signatur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537cm" svg:height="1.382cm" svg:x="6.031cm" svg:y="26.437cm">
          <text:p text:style-name="P20"><text:span text:style-name="T7">Peer 1 ETH</text:span></text:p>
          <text:p text:style-name="P20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538cm" svg:height="1.382cm" svg:x="6.006cm" svg:y="24.859cm">
          <text:p text:style-name="P20"><text:span text:style-name="T7">Peer 1 </text:span><text:span text:style-name="T7">ETH</text:span></text:p>
          <text:p text:style-name="P20"><text:span text:style-name="T7">Public </text:span><text:span text:style-name="T7">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0.162cm" svg:y1="27.127cm" svg:x2="25.63cm" svg:y2="24.56cm" draw:start-shape="id18" draw:start-glue-point="3" draw:end-shape="id17" draw:end-glue-point="2" svg:d="M30162 27127h-4532v-2567" svg:viewBox="0 0 4533 2568">
          <text:p/>
        </draw:connector>
        <draw:connector draw:style-name="gr9" draw:text-style-name="P15" draw:layer="layout" svg:x1="25.63cm" svg:y1="23.179cm" svg:x2="25.63cm" svg:y2="20.383cm" draw:start-shape="id17" draw:start-glue-point="0" draw:end-shape="id19" draw:end-glue-point="2" svg:d="M25630 23179v-2796" svg:viewBox="0 0 1 2797">
          <text:p/>
        </draw:connector>
        <draw:connector draw:style-name="gr9" draw:text-style-name="P15" draw:layer="layout" svg:x1="34.706cm" svg:y1="20.874cm" svg:x2="28.305cm" svg:y2="19.255cm" draw:start-shape="id15" draw:start-glue-point="4" draw:end-shape="id16" draw:end-glue-point="1" svg:d="M34706 20874v-1619h-6401" svg:viewBox="0 0 6402 1620">
          <text:p/>
        </draw:connector>
        <draw:frame draw:style-name="gr20" draw:text-style-name="P23" draw:layer="layout" svg:width="6.68cm" svg:height="1.668cm" svg:x="10.275cm" svg:y="8.014cm">
          <draw:text-box>
            <text:p><text:span text:style-name="T10">Ephemeral Payload </text:span><text:span text:style-name="T11">Encryption</text:span><text:span text:style-name="T10"> Keys</text:span></text:p>
          </draw:text-box>
        </draw:frame>
        <draw:frame draw:style-name="gr21" draw:text-style-name="P24" draw:layer="layout" svg:width="6.39cm" svg:height="2.362cm" svg:x="5.32cm" svg:y="16.958cm">
          <draw:text-box>
            <text:p><text:span text:style-name="T12">Client Session </text:span><text:span text:style-name="T13">Authentication</text:span><text:span text:style-name="T12"> Keys</text:span></text:p>
          </draw:text-box>
        </draw:frame>
        <draw:frame draw:style-name="gr21" draw:text-style-name="P25" draw:layer="layout" svg:width="5.897cm" svg:height="2.362cm" svg:x="11.029cm" svg:y="26.355cm">
          <draw:text-box>
            <text:p><text:span text:style-name="T14">Delegate Certificate </text:span><text:span text:style-name="T15">Signing</text:span><text:span text:style-name="T14"> Keys</text:span></text:p>
          </draw:text-box>
        </draw:frame>
        <draw:frame draw:style-name="gr22" draw:text-style-name="P26" draw:layer="layout" svg:width="5.226cm" svg:height="1.413cm" svg:x="23.875cm" svg:y="7.22cm">
          <draw:text-box>
            <text:p><text:span text:style-name="T1">E2E Encr. Payload Traffic</text:span></text:p>
          </draw:text-box>
        </draw:frame>
        <draw:frame draw:style-name="gr22" draw:text-style-name="P26" draw:layer="layout" svg:width="5.504cm" svg:height="1.413cm" svg:x="22.77cm" svg:y="16.743cm">
          <draw:text-box>
            <text:p><text:span text:style-name="T1">Request Payload Encr. Key</text:span></text:p>
          </draw:text-box>
        </draw:frame>
        <draw:frame draw:style-name="gr23" draw:text-style-name="P26" draw:layer="layout" svg:width="5.942cm" svg:height="1.412cm" svg:x="15.953cm" svg:y="24.2cm">
          <draw:text-box>
            <text:p><text:span text:style-name="T1">Response Payload Encr. Key</text:span></text:p>
          </draw:text-box>
        </draw:frame>
        <draw:custom-shape draw:style-name="gr24" draw:text-style-name="P28" draw:layer="layout" svg:width="5.308cm" svg:height="0.925cm" svg:x="13.054cm" svg:y="3.599cm">
          <text:p text:style-name="P27"><text:span text:style-name="T16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149.8587304577 29017.71058315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8" draw:layer="layout" svg:width="5.308cm" svg:height="0.925cm" svg:x="20.049cm" svg:y="13.583cm">
          <text:p text:style-name="P27"><text:span text:style-name="T16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07.11998493125 31886.82505399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8" draw:layer="layout" svg:width="5.308cm" svg:height="0.926cm" svg:x="20.797cm" svg:y="25.211cm">
          <text:p text:style-name="P27"><text:span text:style-name="T16">Trust </text:span><text:span text:style-name="T16">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514.0327745338 -9157.281553398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30" draw:layer="layout" svg:width="0.988cm" svg:height="0.987cm" svg:x="15.439cm" svg:y="6.386cm">
          <text:p text:style-name="P29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987cm" svg:height="0.989cm" svg:x="32.622cm" svg:y="6.296cm">
          <text:p text:style-name="P29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draw:layer="layout" svg:width="0.988cm" svg:height="0.987cm" svg:x="33.34cm" svg:y="19.571cm">
          <text:p text:style-name="P29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26.49cm" svg:y="25.095cm">
          <text:p text:style-name="P29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0" draw:layer="layout" svg:width="0.987cm" svg:height="0.988cm" svg:x="6.278cm" svg:y="19.683cm">
          <text:p text:style-name="P29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988cm" svg:height="0.989cm" svg:x="17.508cm" svg:y="16.808cm">
          <text:p text:style-name="P29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7.804cm" svg:y="4.454cm">
          <text:p text:style-name="P29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1" draw:layer="layout" svg:width="36.415cm" svg:height="2.432cm" svg:x="1.976cm" svg:y="1.657cm">
          <draw:text-box>
            <text:p><text:span text:style-name="T18">Figure 1: Payload Encryption, Key Distribution and Trust Establishment</text:span></text:p>
          </draw:text-box>
        </draw:frame>
      </draw:page>
      <draw:page draw:name="page2" draw:style-name="dp1" draw:master-page-name="Default">
        <draw:custom-shape draw:style-name="gr32" draw:text-style-name="P32" xml:id="id28" draw:id="id28" draw:layer="layout" svg:width="5.19cm" svg:height="1.58cm" svg:x="21.945cm" svg:y="9.426cm">
          <text:p text:style-name="P17"><text:span text:style-name="T5">User 1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xml:id="id29" draw:id="id29" draw:layer="layout" svg:width="5.19cm" svg:height="1.58cm" svg:x="21.945cm" svg:y="7.621cm">
          <text:p text:style-name="P20"><text:span text:style-name="T7">User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xml:id="id25" draw:id="id25" draw:layer="layout" svg:width="5.19cm" svg:height="1.58cm" svg:x="21.945cm" svg:y="13.841cm">
          <text:p text:style-name="P17"><text:span text:style-name="T5">User 2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xml:id="id26" draw:id="id26" draw:layer="layout" svg:width="5.19cm" svg:height="1.58cm" svg:x="21.945cm" svg:y="12.036cm">
          <text:p text:style-name="P20"><text:span text:style-name="T7">User 2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34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34" draw:text-style-name="P15" draw:layer="layout" svg:x1="21.945cm" svg:y1="14.631cm" svg:x2="17.836cm" svg:y2="16.016cm" draw:start-shape="id25" draw:start-glue-point="3" draw:end-shape="id24" draw:end-glue-point="1" svg:d="M21945 14631h-2068v1385h-2041" svg:viewBox="0 0 4110 1386">
          <text:p/>
        </draw:connector>
        <draw:connector draw:style-name="gr9" draw:text-style-name="P15" draw:layer="layout" svg:x1="21.945cm" svg:y1="12.826cm" svg:x2="17.836cm" svg:y2="11.416cm" draw:start-shape="id26" draw:start-glue-point="3" draw:end-shape="id27" draw:end-glue-point="1" svg:d="M21945 12826h-2055v-1410h-2054" svg:viewBox="0 0 4110 1411">
          <text:p/>
        </draw:connector>
        <draw:connector draw:style-name="gr34" draw:text-style-name="P15" draw:layer="layout" svg:x1="21.945cm" svg:y1="10.216cm" svg:x2="17.836cm" svg:y2="11.416cm" draw:start-shape="id28" draw:start-glue-point="3" draw:end-shape="id27" draw:end-glue-point="1" svg:d="M21945 10216h-2068v1200h-2041" svg:viewBox="0 0 4110 1201">
          <text:p/>
        </draw:connector>
        <draw:connector draw:style-name="gr9" draw:text-style-name="P15" draw:layer="layout" svg:x1="21.945cm" svg:y1="8.411cm" svg:x2="17.836cm" svg:y2="6.916cm" draw:start-shape="id29" draw:start-glue-point="3" draw:end-shape="id30" draw:end-glue-point="1" svg:d="M21945 8411h-2055v-1495h-2054" svg:viewBox="0 0 4110 1496">
          <text:p/>
        </draw:connector>
        <draw:connector draw:style-name="gr34" draw:text-style-name="P15" draw:layer="layout" draw:line-skew="1.091cm" svg:x1="27.135cm" svg:y1="10.216cm" svg:x2="17.836cm" svg:y2="6.916cm" draw:start-shape="id28" draw:start-glue-point="1" draw:end-shape="id30" draw:end-glue-point="1" svg:d="M27135 10216h1644v-3300h-10943" svg:viewBox="0 0 10944 3301">
          <text:p/>
        </draw:connector>
        <draw:frame draw:style-name="gr35" draw:text-style-name="P34" draw:layer="layout" svg:width="8.166cm" svg:height="2.319cm" svg:x="2.873cm" svg:y="6.316cm">
          <draw:text-box>
            <text:p><text:span text:style-name="T19">Trust</text:span><text:span text:style-name="T20">root</text:span></text:p>
          </draw:text-box>
        </draw:frame>
        <draw:frame draw:style-name="gr35" draw:text-style-name="P35" draw:layer="layout" svg:width="8.166cm" svg:height="2.319cm" svg:x="2.873cm" svg:y="22.817cm">
          <draw:text-box>
            <text:p><text:span text:style-name="T21">Trust</text:span><text:span text:style-name="T22">anchor</text:span></text:p>
          </draw:text-box>
        </draw:frame>
        <draw:custom-shape draw:style-name="gr36" draw:text-style-name="P36" draw:layer="layout" svg:width="24.021cm" svg:height="9.995cm" svg:x="11.195cm" svg:y="18.63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705cm" svg:height="1.058cm" svg:x="20.073cm" svg:y="4.164cm">
          <text:p text:style-name="P27"><text:span text:style-name="T16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8" draw:layer="layout" svg:width="3.705cm" svg:height="1.058cm" svg:x="6.51cm" svg:y="25.576cm">
          <text:p text:style-name="P27"><text:span text:style-name="T16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8" draw:layer="layout" svg:width="5.697cm" svg:height="1.058cm" svg:x="5.381cm" svg:y="12.86cm">
          <text:p text:style-name="P27"><text:span text:style-name="T16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8" draw:layer="layout" svg:width="5.697cm" svg:height="1.058cm" svg:x="5.499cm" svg:y="16.466cm">
          <text:p text:style-name="P27"><text:span text:style-name="T16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1" draw:text-style-name="P31" draw:layer="layout" svg:width="26.218cm" svg:height="2.432cm" svg:x="1.95cm" svg:y="1.604cm">
          <draw:text-box>
            <text:p><text:span text:style-name="T18">Figure 2: Certificate Hierarchies, Trustroots and Trustanchors</text:span></text:p>
          </draw:text-box>
        </draw:frame>
        <draw:custom-shape draw:style-name="gr39" draw:text-style-name="P37" draw:layer="layout" svg:width="13.917cm" svg:height="4.973cm" svg:x="21.246cm" svg:y="23.65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20" draw:id="id20" draw:layer="layout" svg:width="5.19cm" svg:height="1.58cm" svg:x="21.945cm" svg:y="24.618cm">
          <text:p text:style-name="P17"><text:span text:style-name="T5">Client 1 CS</text:span></text:p>
          <text:p text:style-name="P17"><text:span text:style-name="T5">Public Key</text:span></text:p>
          <draw:enhanced-geometry svg:viewBox="0 0 21600 21600" draw:type="rectangle" draw:enhanced-path="M 0 0 L 21600 0 21600 21600 0 21600 0 0 Z N"/>
        </draw:custom-shape>
        <draw:frame draw:style-name="gr42" draw:text-style-name="P38" draw:layer="layout" svg:width="6.172cm" svg:height="3.323cm" svg:x="28.614cm" svg:y="24.776cm">
          <draw:text-box>
            <text:list text:style-name="L1">
              <text:list-item>
                <text:p><text:span text:style-name="T23">WAMP-Cryptosign</text:span><text:span text:style-name="T23"><text:line-break/></text:span><text:span text:style-name="T23">client authentication</text:span><text:span text:style-name="T23"><text:line-break/></text:span><text:span text:style-name="T23"/></text:p>
              </text:list-item>
              <text:list-item>
                <text:p><text:span text:style-name="T23">WAMP-E2EE</text:span><text:span text:style-name="T23"><text:line-break/></text:span><text:span text:style-name="T23">payload encryption key distribution</text:span></text:p>
              </text:list-item>
            </text:list>
          </draw:text-box>
        </draw:frame>
        <draw:custom-shape draw:style-name="gr43" draw:text-style-name="P39" draw:layer="layout" svg:width="13.917cm" svg:height="4.973cm" svg:x="21.246cm" svg:y="18.65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xml:id="id22" draw:id="id22" draw:layer="layout" svg:width="5.19cm" svg:height="1.58cm" svg:x="21.945cm" svg:y="21.068cm">
          <text:p text:style-name="P17"><text:span text:style-name="T5">Delegate 1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23" draw:id="id23" draw:layer="layout" svg:width="5.19cm" svg:height="1.58cm" svg:x="21.945cm" svg:y="19.263cm">
          <text:p text:style-name="P20"><text:span text:style-name="T7">Delegate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frame draw:style-name="gr35" draw:text-style-name="P38" draw:layer="layout" svg:width="6.172cm" svg:height="2.319cm" svg:x="28.614cm" svg:y="19.377cm">
          <draw:text-box>
            <text:list text:style-name="L1">
              <text:list-item>
                <text:p><text:span text:style-name="T23">WAMP-E2EE</text:span><text:span text:style-name="T23"><text:line-break/></text:span><text:span text:style-name="T23">endpoint trust establishment</text:span></text:p>
              </text:list-item>
            </text:list>
          </draw:text-box>
        </draw:frame>
        <draw:frame draw:style-name="gr46" draw:text-style-name="P40" draw:layer="layout" svg:width="6.698cm" svg:height="1.164cm" svg:x="11.903cm" svg:y="27.105cm">
          <draw:text-box>
            <text:p>WAMP client or node</text:p>
          </draw:text-box>
        </draw:frame>
        <draw:custom-shape draw:style-name="gr47" draw:text-style-name="P41" draw:layer="layout" svg:width="8.596cm" svg:height="22.49cm" svg:x="10.613cm" svg:y="3.49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3" xml:id="id30" draw:id="id30" draw:layer="layout" svg:width="5.855cm" svg:height="2.485cm" svg:x="11.981cm" svg:y="5.6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xml:id="id27" draw:id="id27" draw:layer="layout" svg:width="5.855cm" svg:height="2.485cm" svg:x="11.981cm" svg:y="10.1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xml:id="id21" draw:id="id21" draw:layer="layout" svg:width="5.855cm" svg:height="2.485cm" svg:x="11.981cm" svg:y="22.42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1</text:span></text:p>
          <text:p text:style-name="P42"><text:span text:style-name="T25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xml:id="id24" draw:id="id24" draw:layer="layout" svg:width="5.855cm" svg:height="2.485cm" svg:x="11.981cm" svg:y="14.7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2</text:span></text:p>
          <text:p text:style-name="P42"><text:span text:style-name="T25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6.773cm" svg:height="0.793cm" svg:x="10.954cm" svg:y="3.863cm">
          <draw:text-box>
            <text:p><text:span text:style-name="T26">EIP712 Certificate Hierarchy</text:span></text:p>
          </draw:text-box>
        </draw:frame>
        <draw:custom-shape draw:style-name="gr28" draw:text-style-name="P30" draw:layer="layout" svg:width="0.988cm" svg:height="0.988cm" svg:x="18.622cm" svg:y="8.735cm">
          <text:p text:style-name="P29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8.623cm" svg:y="13.336cm">
          <text:p text:style-name="P29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8.624cm" svg:y="20.537cm">
          <text:p text:style-name="P29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8.625cm" svg:y="25.738cm">
          <text:p text:style-name="P29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50" draw:text-style-name="P45" draw:layer="layout" svg:width="8.067cm" svg:height="8.061cm" svg:x="32.094cm" svg:y="18.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6" draw:layer="layout" svg:width="8.125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8" xml:id="id38" draw:id="id38" draw:layer="layout" svg:width="5.206cm" svg:height="2.21cm" svg:x="29.362cm" svg:y="6.071cm">
          <text:p text:style-name="P42"><text:span text:style-name="T24">Realm</text:span></text:p>
          <text:p text:style-name="P42"><text:span text:style-name="T1"/></text:p>
          <text:p text:style-name="P42"><text:span text:style-name="T25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4" draw:text-style-name="P49" xml:id="id33" draw:id="id33" draw:layer="layout" svg:width="5.205cm" svg:height="2.21cm" svg:x="24.033cm" svg:y="15.3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55" draw:text-style-name="P50" xml:id="id31" draw:id="id31" draw:layer="layout" svg:width="5.205cm" svg:height="2.209cm" svg:x="24.033cm" svg:y="23.784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A</text:span></text:p>
          <text:p text:style-name="P42"><text:span text:style-name="T2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55" draw:text-style-name="P50" xml:id="id32" draw:id="id32" draw:layer="layout" svg:width="5.205cm" svg:height="2.209cm" svg:x="24.033cm" svg:y="19.74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2</text:span></text:p>
          <text:p text:style-name="P42"><text:span text:style-name="T2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34" draw:id="id34" draw:layer="layout" svg:width="5.206cm" svg:height="2.209cm" svg:x="29.362cm" svg:y="9.629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4" draw:text-style-name="P49" xml:id="id35" draw:id="id35" draw:layer="layout" svg:width="5.205cm" svg:height="2.21cm" svg:x="32.591cm" svg:y="15.3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xml:id="id37" draw:id="id37" draw:layer="layout" svg:width="5.205cm" svg:height="2.209cm" svg:x="32.591cm" svg:y="23.784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B</text:span></text:p>
          <text:p text:style-name="P42"><text:span text:style-name="T2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xml:id="id36" draw:id="id36" draw:layer="layout" svg:width="5.205cm" svg:height="2.209cm" svg:x="32.591cm" svg:y="19.74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3</text:span></text:p>
          <text:p text:style-name="P42"><text:span text:style-name="T2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58" draw:text-style-name="P53" draw:layer="layout" svg:x1="26.635cm" svg:y1="23.784cm" svg:x2="26.635cm" svg:y2="21.951cm" draw:start-shape="id31" draw:start-glue-point="0" draw:end-shape="id32" draw:end-glue-point="2" svg:d="M26635 23784v-1833" svg:viewBox="0 0 1 1834">
          <text:p/>
        </draw:connector>
        <draw:connector draw:style-name="gr58" draw:text-style-name="P53" draw:layer="layout" svg:x1="26.635cm" svg:y1="19.742cm" svg:x2="26.635cm" svg:y2="17.584cm" draw:start-shape="id32" draw:start-glue-point="0" draw:end-shape="id33" draw:end-glue-point="2" svg:d="M26635 19742v-2158" svg:viewBox="0 0 1 2159">
          <text:p/>
        </draw:connector>
        <draw:connector draw:style-name="gr59" draw:text-style-name="P15" draw:layer="layout" svg:x1="26.635cm" svg:y1="15.374cm" svg:x2="31.965cm" svg:y2="11.838cm" draw:start-shape="id33" draw:start-glue-point="0" draw:end-shape="id34" draw:end-glue-point="2" svg:d="M26635 15374v-1768h5330v-1768" svg:viewBox="0 0 5331 3537">
          <text:p/>
        </draw:connector>
        <draw:connector draw:style-name="gr59" draw:text-style-name="P15" draw:layer="layout" svg:x1="35.193cm" svg:y1="15.374cm" svg:x2="31.965cm" svg:y2="11.838cm" draw:start-shape="id35" draw:start-glue-point="0" draw:end-shape="id34" draw:end-glue-point="2" svg:d="M35193 15374v-1768h-3228v-1768" svg:viewBox="0 0 3229 3537">
          <text:p/>
        </draw:connector>
        <draw:connector draw:style-name="gr60" draw:text-style-name="P54" draw:layer="layout" svg:x1="35.193cm" svg:y1="19.742cm" svg:x2="35.193cm" svg:y2="17.584cm" draw:start-shape="id36" draw:start-glue-point="0" draw:end-shape="id35" draw:end-glue-point="2" svg:d="M35193 19742v-2158" svg:viewBox="0 0 1 2159">
          <text:p/>
        </draw:connector>
        <draw:connector draw:style-name="gr60" draw:text-style-name="P54" draw:layer="layout" svg:x1="35.193cm" svg:y1="23.784cm" svg:x2="35.193cm" svg:y2="21.951cm" draw:start-shape="id37" draw:start-glue-point="0" draw:end-shape="id36" draw:end-glue-point="2" svg:d="M35193 23784v-1833" svg:viewBox="0 0 1 1834">
          <text:p/>
        </draw:connector>
        <draw:connector draw:style-name="gr61" draw:text-style-name="P55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62" draw:text-style-name="P56" draw:layer="layout" svg:width="8.829cm" svg:height="0.987cm" svg:x="23.33cm" svg:y="27.455cm">
          <draw:text-box>
            <text:p><text:span text:style-name="T27">User 2 Authority Domain</text:span></text:p>
          </draw:text-box>
        </draw:frame>
        <draw:frame draw:style-name="gr62" draw:text-style-name="P56" draw:layer="layout" svg:width="8.83cm" svg:height="0.987cm" svg:x="33.555cm" svg:y="27.455cm">
          <draw:text-box>
            <text:p><text:span text:style-name="T27">User 3 Authority Domain</text:span></text:p>
          </draw:text-box>
        </draw:frame>
        <draw:custom-shape draw:style-name="gr56" draw:text-style-name="P51" xml:id="id41" draw:id="id41" draw:layer="layout" svg:width="5.206cm" svg:height="2.209cm" svg:x="2.627cm" svg:y="15.46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39" draw:id="id39" draw:layer="layout" svg:width="5.206cm" svg:height="2.209cm" svg:x="2.627cm" svg:y="23.772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A</text:span></text:p>
          <text:p text:style-name="P42"><text:span text:style-name="T2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0" draw:id="id40" draw:layer="layout" svg:width="5.206cm" svg:height="2.209cm" svg:x="2.627cm" svg:y="19.73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42" draw:id="id42" draw:layer="layout" svg:width="5.205cm" svg:height="2.21cm" svg:x="7.757cm" svg:y="9.516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3" draw:id="id43" draw:layer="layout" svg:width="5.206cm" svg:height="2.209cm" svg:x="12.585cm" svg:y="15.46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5" draw:id="id45" draw:layer="layout" svg:width="5.206cm" svg:height="2.209cm" svg:x="12.585cm" svg:y="23.772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B</text:span></text:p>
          <text:p text:style-name="P42"><text:span text:style-name="T2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4" draw:id="id44" draw:layer="layout" svg:width="5.206cm" svg:height="2.209cm" svg:x="12.585cm" svg:y="19.73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59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59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59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59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59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59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64" draw:text-style-name="P58" draw:layer="layout" svg:width="16.853cm" svg:height="1.505cm" svg:x="1.826cm" svg:y="3.689cm">
          <draw:text-box>
            <text:p text:style-name="P57"><text:span text:style-name="T28">Standalone Trustroot</text:span><text:span text:style-name="T27"> Certificate Hierarchy</text:span></text:p>
          </draw:text-box>
        </draw:frame>
        <draw:custom-shape draw:style-name="gr65" draw:text-style-name="P59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61" draw:layer="layout" svg:width="16.827cm" svg:height="1.505cm" svg:x="23.363cm" svg:y="3.867cm">
          <draw:text-box>
            <text:p text:style-name="P60"><text:span text:style-name="T28">Shared Trustroot</text:span><text:span text:style-name="T27"> Certificate Hierarchy</text:span></text:p>
          </draw:text-box>
        </draw:frame>
        <draw:custom-shape draw:style-name="gr67" draw:text-style-name="P28" draw:layer="layout" svg:width="10.084cm" svg:height="1.636cm" svg:x="18.324cm" svg:y="11.697cm">
          <text:p text:style-name="P27"><text:span text:style-name="T16">Trust establishment, admission can be:</text:span></text:p>
          <text:p text:style-name="P27"><text:span text:style-name="T29">open</text:span><text:span text:style-name="T16">, </text:span><text:span text:style-name="T29">permissioned</text:span><text:span text:style-name="T16"> or </text:span><text:span text:style-name="T29">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1" draw:text-style-name="P31" draw:layer="layout" svg:width="26.218cm" svg:height="2.432cm" svg:x="1.95cm" svg:y="1.604cm">
          <draw:text-box>
            <text:p><text:span text:style-name="T18">Figure 3: Standalone and Shared Trustroot Certificate Hierarchies</text:span></text:p>
          </draw:text-box>
        </draw:frame>
        <draw:custom-shape draw:style-name="gr68" draw:text-style-name="P62" draw:layer="layout" svg:width="1.978cm" svg:height="1.978cm" svg:x="2.457cm" svg:y="6.1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9" draw:text-style-name="P63" draw:layer="layout" svg:width="2.148cm" svg:height="0.763cm" svg:x="2.568cm" svg:y="5.502cm">
          <draw:text-box>
            <text:p text:style-name="P57"><text:span text:style-name="T30">User 1</text:span></text:p>
          </draw:text-box>
        </draw:frame>
        <draw:custom-shape draw:style-name="gr68" draw:text-style-name="P62" draw:layer="layout" svg:width="1.978cm" svg:height="1.978cm" svg:x="24.357cm" svg:y="6.1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9" draw:text-style-name="P63" draw:layer="layout" svg:width="2.148cm" svg:height="0.763cm" svg:x="24.468cm" svg:y="5.503cm">
          <draw:text-box>
            <text:p text:style-name="P57"><text:span text:style-name="T30">User 1</text:span></text:p>
          </draw:text-box>
        </draw:frame>
        <draw:custom-shape draw:style-name="gr70" draw:text-style-name="P64" draw:layer="layout" svg:width="1.978cm" svg:height="1.978cm" svg:x="29.248cm" svg:y="21.8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1" draw:text-style-name="P65" draw:layer="layout" svg:width="2.148cm" svg:height="0.763cm" svg:x="29.11cm" svg:y="21.035cm">
          <draw:text-box>
            <text:p text:style-name="P57"><text:span text:style-name="T31">User 2</text:span></text:p>
          </draw:text-box>
        </draw:frame>
        <draw:custom-shape draw:style-name="gr72" draw:text-style-name="P66" draw:layer="layout" svg:width="1.978cm" svg:height="1.978cm" svg:x="37.911cm" svg:y="21.8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1" draw:text-style-name="P65" draw:layer="layout" svg:width="2.148cm" svg:height="0.763cm" svg:x="37.756cm" svg:y="21.124cm">
          <draw:text-box>
            <text:p text:style-name="P57"><text:span text:style-name="T31">User 3</text:span></text:p>
          </draw:text-box>
        </draw:frame>
        <draw:frame draw:style-name="gr62" draw:text-style-name="P56" draw:layer="layout" svg:width="8.829cm" svg:height="0.987cm" svg:x="5.531cm" svg:y="27.456cm">
          <draw:text-box>
            <text:p><text:span text:style-name="T27">User 1 Authority Domain</text:span></text:p>
          </draw:text-box>
        </draw:frame>
        <draw:custom-shape draw:style-name="gr28" draw:text-style-name="P30" draw:layer="layout" svg:width="0.988cm" svg:height="0.988cm" svg:x="4.021cm" svg:y="12.636cm">
          <text:p text:style-name="P29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0.067cm" svg:y="8.02cm">
          <text:p text:style-name="P29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27.108cm" svg:y="14.063cm">
          <text:p text:style-name="P29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29.963cm" svg:y="19.355cm">
          <text:p text:style-name="P29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38.809cm" svg:y="19.278cm">
          <text:p text:style-name="P29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35.177cm" svg:y="6.671cm">
          <text:p text:style-name="P29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3" draw:text-style-name="P62" xml:id="id48" draw:id="id48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2" xml:id="id47" draw:id="id4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8" draw:layer="layout" svg:width="6.786cm" svg:height="2.299cm" svg:x="12.445cm" svg:y="18.223cm">
          <text:p text:style-name="P67"><text:span text:style-name="T32">Edge Device</text:span></text:p>
          <text:p text:style-name="P67"><text:span text:style-name="T32">with</text:span></text:p>
          <text:p text:style-name="P67"><text:span text:style-name="T33"><text:s/></text:span><text:span text:style-name="T33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8" draw:layer="layout" svg:width="6.786cm" svg:height="2.299cm" svg:x="22.637cm" svg:y="18.223cm">
          <text:p text:style-name="P67"><text:span text:style-name="T32">Edge Server</text:span></text:p>
          <text:p text:style-name="P67"><text:span text:style-name="T32">with</text:span></text:p>
          <text:p text:style-name="P67"><text:span text:style-name="T32"><text:s/></text:span><text:span text:style-name="T33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8" draw:layer="layout" svg:width="6.786cm" svg:height="2.3cm" svg:x="12.445cm" svg:y="8.052cm">
          <text:p text:style-name="P67"><text:span text:style-name="T32">Cloud Server</text:span></text:p>
          <text:p text:style-name="P67"><text:span text:style-name="T32">with</text:span></text:p>
          <text:p text:style-name="P67"><text:span text:style-name="T34"><text:s/></text:span><text:span text:style-name="T34">WAMP</text:span><text:span text:style-name="T33">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8" draw:layer="layout" svg:width="6.785cm" svg:height="2.299cm" svg:x="22.638cm" svg:y="8.104cm">
          <text:p text:style-name="P67"><text:span text:style-name="T32">Cloud Server</text:span></text:p>
          <text:p text:style-name="P67"><text:span text:style-name="T32">with</text:span></text:p>
          <text:p text:style-name="P67"><text:span text:style-name="T35"><text:s/></text:span><text:span text:style-name="T34">WAMP </text:span><text:span text:style-name="T3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70" draw:layer="layout" svg:width="22.78cm" svg:height="3.608cm" svg:x="9.574cm" svg:y="12.496cm">
          <text:p text:style-name="P69"><text:span text:style-name="T36">End-to-End Encrypted</text:span></text:p>
          <text:p text:style-name="P69"><text:span text:style-name="T37">Standalone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2" xml:id="id46" draw:id="id46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2" xml:id="id49" draw:id="id4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71" draw:layer="layout" svg:width="6.786cm" svg:height="2.299cm" svg:x="12.445cm" svg:y="21.2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2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3" draw:layer="layout" svg:width="1.035cm" svg:height="1.036cm" svg:x="15.321cm" svg:y="20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73" xml:id="id50" draw:id="id50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4" draw:layer="layout" svg:width="26.218cm" svg:height="2.432cm" svg:x="1.95cm" svg:y="1.604cm">
          <draw:text-box>
            <text:p><text:span text:style-name="T40">Figure 4: Standalone Realm Usage Scenario</text:span></text:p>
          </draw:text-box>
        </draw:frame>
        <draw:custom-shape draw:style-name="gr82" draw:text-style-name="P76" draw:layer="layout" svg:width="6.736cm" svg:height="2.876cm" svg:x="2.371cm" svg:y="17.073cm">
          <text:p text:style-name="P75"><text:span text:style-name="T26">Off-chain Root CA</text:span></text:p>
          <text:p text:style-name="P75"><text:span text:style-name="T26">Certificate File</text:span></text:p>
          <text:p text:style-name="P75"><text:span text:style-name="T31">Centralized Trust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63" draw:layer="layout" svg:width="2.148cm" svg:height="0.763cm" svg:x="5.213cm" svg:y="13.517cm">
          <draw:text-box>
            <text:p text:style-name="P57"><text:span text:style-name="T30">User 1</text:span></text:p>
          </draw:text-box>
        </draw:frame>
        <draw:connector draw:style-name="gr83" draw:text-style-name="P62" draw:layer="layout" draw:type="curve" svg:x1="15.839cm" svg:y1="17.473cm" svg:x2="15.839cm" svg:y2="10.877cm" draw:start-shape="id46" draw:start-glue-point="4" draw:end-shape="id47" draw:end-glue-point="8" svg:d="M15839 17473v-6596" svg:viewBox="0 0 1 6597">
          <text:p/>
        </draw:connector>
        <draw:connector draw:style-name="gr84" draw:text-style-name="P62" draw:layer="layout" draw:type="curve" draw:line-skew="0.063cm" svg:x1="15.839cm" svg:y1="10.877cm" svg:x2="26.031cm" svg:y2="10.878cm" draw:start-shape="id47" draw:start-glue-point="8" draw:end-shape="id48" draw:end-glue-point="8" svg:d="M15839 10877c0 847 10192 847 10192 1" svg:viewBox="0 0 10193 636">
          <text:p/>
        </draw:connector>
        <draw:connector draw:style-name="gr83" draw:text-style-name="P62" draw:layer="layout" draw:type="curve" svg:x1="26.031cm" svg:y1="17.473cm" svg:x2="26.031cm" svg:y2="10.878cm" draw:start-shape="id49" draw:start-glue-point="4" draw:end-shape="id48" draw:end-glue-point="8" svg:d="M26031 17473v-6595" svg:viewBox="0 0 1 6596">
          <text:p/>
        </draw:connector>
        <draw:connector draw:style-name="gr85" draw:text-style-name="P15" draw:layer="layout" draw:type="curve" svg:x1="26.031cm" svg:y1="22.773cm" svg:x2="26.031cm" svg:y2="20.979cm" draw:start-shape="id50" draw:start-glue-point="4" draw:end-shape="id51" draw:end-glue-point="8" svg:d="M26031 22773v-1794" svg:viewBox="0 0 1 1795">
          <text:p/>
        </draw:connector>
        <draw:custom-shape draw:style-name="gr73" draw:text-style-name="P62" xml:id="id51" draw:id="id51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6" draw:layer="layout" svg:width="6.736cm" svg:height="2.876cm" svg:x="31.073cm" svg:y="6.476cm">
          <text:p text:style-name="P75"><text:span text:style-name="T26">Public IP</text:span></text:p>
          <text:p text:style-name="P75"><text:span text:style-name="T26">Permanently Online</text:span></text:p>
          <text:p text:style-name="P75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0.973cm" svg:y="16.83cm">
          <text:p text:style-name="P75"><text:span text:style-name="T26">Uplink only</text:span></text:p>
          <text:p text:style-name="P75"><text:span text:style-name="T26">Runs On-demand only</text:span></text:p>
          <text:p text:style-name="P75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79" draw:layer="layout" svg:width="5.205cm" svg:height="2.21cm" svg:x="3.523cm" svg:y="10.826cm">
          <text:p text:style-name="P77"><text:span text:style-name="T41">EIP712AuthorityCertificate</text:span></text:p>
          <text:p text:style-name="P78"><text:span text:style-name="T42">Issuer</text:span><text:span text:style-name="T43">: User 1</text:span></text:p>
          <text:p text:style-name="P78"><text:span text:style-name="T42">Subject</text:span><text:span text:style-name="T43">: User 1</text:span></text:p>
          <text:p text:style-name="P78"><text:span text:style-name="T43">Realm: x5F0c...</text:span></text:p>
          <text:p text:style-name="P78"><text:span text:style-name="T43">Capabilities: Root CA</text:span></text:p>
          <draw:enhanced-geometry svg:viewBox="0 0 21600 21600" draw:type="rectangle" draw:enhanced-path="M 0 0 L 21600 0 21600 21600 0 21600 0 0 Z N"/>
        </draw:custom-shape>
        <draw:connector draw:style-name="gr86" draw:text-style-name="P62" draw:layer="layout" draw:type="curve" svg:x1="15.839cm" svg:y1="17.473cm" svg:x2="26.031cm" svg:y2="20.979cm" draw:start-shape="id46" draw:start-glue-point="4" draw:end-shape="id51" draw:end-glue-point="8" svg:d="M15839 17473c0-750 5117-500 5117 1753 0 2254 5075 2504 5075 1753" svg:viewBox="0 0 10193 4268">
          <text:p/>
        </draw:connector>
        <draw:connector draw:style-name="gr87" draw:text-style-name="P80" draw:layer="layout" draw:type="curve" svg:x1="34.249cm" svg:y1="24.435cm" svg:x2="37.101cm" svg:y2="24.486cm" svg:d="M34249 24435c2139 0 713 51 2852 51" svg:viewBox="0 0 2853 52">
          <text:p/>
        </draw:connector>
        <draw:frame draw:style-name="gr64" draw:text-style-name="P26" draw:layer="layout" svg:width="8.145cm" svg:height="1.505cm" svg:x="34.018cm" svg:y="24.702cm">
          <draw:text-box>
            <text:p><text:span text:style-name="T1">Router-to-Router Link with End-to-End Encryption</text:span></text:p>
          </draw:text-box>
        </draw:frame>
        <draw:connector draw:style-name="gr88" draw:text-style-name="P80" draw:layer="layout" draw:type="curve" svg:x1="34.25cm" svg:y1="22.565cm" svg:x2="37.102cm" svg:y2="22.616cm" svg:d="M34250 22565c2139 0 713 51 2852 51" svg:viewBox="0 0 2853 52">
          <text:p/>
        </draw:connector>
        <draw:frame draw:style-name="gr89" draw:text-style-name="P26" draw:layer="layout" svg:width="8.145cm" svg:height="1.207cm" svg:x="34.019cm" svg:y="22.832cm">
          <draw:text-box>
            <text:p><text:span text:style-name="T1">Regular WAMP</text:span></text:p>
          </draw:text-box>
        </draw:frame>
        <draw:connector draw:style-name="gr90" draw:text-style-name="P80" draw:layer="layout" draw:type="curve" svg:x1="34.25cm" svg:y1="26.565cm" svg:x2="37.102cm" svg:y2="26.616cm" svg:d="M34250 26565c2139 0 713 51 2852 51" svg:viewBox="0 0 2853 52">
          <text:p/>
        </draw:connector>
        <draw:frame draw:style-name="gr64" draw:text-style-name="P26" draw:layer="layout" svg:width="8.145cm" svg:height="1.505cm" svg:x="34.019cm" svg:y="26.832cm">
          <draw:text-box>
            <text:p><text:span text:style-name="T1">Optional R2R Links between nodes with private IPs</text:span></text:p>
          </draw:text-box>
        </draw:frame>
      </draw:page>
      <draw:page draw:name="page5" draw:style-name="dp1" draw:master-page-name="Default">
        <draw:custom-shape draw:style-name="gr91" draw:text-style-name="P66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64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8" draw:layer="layout" svg:width="6.786cm" svg:height="2.299cm" svg:x="12.445cm" svg:y="18.223cm">
          <text:p text:style-name="P67"><text:span text:style-name="T32">Gateway Device</text:span></text:p>
          <text:p text:style-name="P67"><text:span text:style-name="T32">with</text:span></text:p>
          <text:p text:style-name="P67"><text:span text:style-name="T33"><text:s/></text:span><text:span text:style-name="T33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8" draw:layer="layout" svg:width="6.786cm" svg:height="2.299cm" svg:x="22.637cm" svg:y="18.223cm">
          <text:p text:style-name="P67"><text:span text:style-name="T32">Gateway Server</text:span></text:p>
          <text:p text:style-name="P67"><text:span text:style-name="T32">with</text:span></text:p>
          <text:p text:style-name="P67"><text:span text:style-name="T32"><text:s/></text:span><text:span text:style-name="T33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81" draw:layer="layout" svg:width="6.786cm" svg:height="2.3cm" svg:x="12.445cm" svg:y="8.052cm">
          <text:p text:style-name="P67"><text:span text:style-name="T32">Relay Server</text:span></text:p>
          <text:p text:style-name="P67"><text:span text:style-name="T32">with</text:span></text:p>
          <text:p text:style-name="P67"><text:span text:style-name="T34"><text:s/></text:span><text:span text:style-name="T34">WAMP.eth </text:span><text:span text:style-name="T33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82" draw:layer="layout" svg:width="6.785cm" svg:height="2.299cm" svg:x="22.638cm" svg:y="8.104cm">
          <text:p text:style-name="P67"><text:span text:style-name="T32">Relay Server</text:span></text:p>
          <text:p text:style-name="P67"><text:span text:style-name="T32">with</text:span></text:p>
          <text:p text:style-name="P67"><text:span text:style-name="T35"><text:s/></text:span><text:span text:style-name="T34">WAMP.eth </text:span><text:span text:style-name="T33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4" draw:layer="layout" svg:width="22.78cm" svg:height="3.608cm" svg:x="9.574cm" svg:y="12.496cm">
          <text:p text:style-name="P83"><text:span text:style-name="T36">End-to-End Encrypted</text:span></text:p>
          <text:p text:style-name="P83"><text:span text:style-name="T37">Private-Shared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2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2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76" draw:layer="layout" svg:width="6.736cm" svg:height="2.876cm" svg:x="31.194cm" svg:y="6.45cm">
          <text:p text:style-name="P75"><text:span text:style-name="T26">Public IP</text:span></text:p>
          <text:p text:style-name="P75"><text:span text:style-name="T26">Permanently Online</text:span></text:p>
          <text:p text:style-name="P75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0.969cm" svg:y="16.829cm">
          <text:p text:style-name="P75"><text:span text:style-name="T26">Uplink only</text:span></text:p>
          <text:p text:style-name="P75"><text:span text:style-name="T26">Runs On-demand only</text:span></text:p>
          <text:p text:style-name="P75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3.281cm" svg:y="11.413cm">
          <text:p text:style-name="P75"><text:span text:style-name="T26">On-chain Root CA</text:span></text:p>
          <text:p text:style-name="P85"><text:span text:style-name="T26">Logical Entity only</text:span></text:p>
          <text:p text:style-name="P75"><text:span text:style-name="T31">Decentralized Trust</text:span></text:p>
          <draw:enhanced-geometry svg:viewBox="0 0 21600 21600" draw:mirror-horizontal="false" draw:mirror-vertical="false" draw:text-areas="800 800 20800 20800" draw:type="round-rectangular-callout" draw:modifiers="-3696.71960813418 18168.925964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71" draw:layer="layout" svg:width="6.786cm" svg:height="2.299cm" svg:x="12.445cm" svg:y="21.4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72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3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73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0" draw:text-style-name="P64" draw:layer="layout" svg:width="1.978cm" svg:height="1.978cm" svg:x="10.665cm" svg:y="5.5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2" draw:text-style-name="P66" draw:layer="layout" svg:width="1.978cm" svg:height="1.978cm" svg:x="21.241cm" svg:y="5.5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4" draw:layer="layout" svg:width="26.218cm" svg:height="2.432cm" svg:x="1.95cm" svg:y="1.604cm">
          <draw:text-box>
            <text:p><text:span text:style-name="T44">Figure 5: </text:span><text:span text:style-name="T40">Private-Shared Realm Usage Scenario</text:span></text:p>
          </draw:text-box>
        </draw:frame>
        <draw:custom-shape draw:style-name="gr82" draw:text-style-name="P76" draw:layer="layout" svg:width="6.736cm" svg:height="2.876cm" svg:x="2.661cm" svg:y="17.339cm">
          <text:p text:style-name="P75"><text:span text:style-name="T26">On-chain User or DAO</text:span></text:p>
          <text:p text:style-name="P75"><text:span text:style-name="T26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63" draw:layer="layout" svg:width="2.148cm" svg:height="0.763cm" svg:x="5.213cm" svg:y="13.518cm">
          <draw:text-box>
            <text:p text:style-name="P57"><text:span text:style-name="T30">User 1</text:span></text:p>
          </draw:text-box>
        </draw:frame>
        <draw:frame draw:style-name="gr71" draw:text-style-name="P65" draw:layer="layout" svg:width="2.148cm" svg:height="0.763cm" svg:x="10.527cm" svg:y="4.739cm">
          <draw:text-box>
            <text:p text:style-name="P57"><text:span text:style-name="T31">User 2</text:span></text:p>
          </draw:text-box>
        </draw:frame>
        <draw:frame draw:style-name="gr71" draw:text-style-name="P65" draw:layer="layout" svg:width="2.148cm" svg:height="0.763cm" svg:x="21.086cm" svg:y="4.845cm">
          <draw:text-box>
            <text:p text:style-name="P57"><text:span text:style-name="T31">User 3</text:span></text:p>
          </draw:text-box>
        </draw:frame>
        <draw:connector draw:style-name="gr96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97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96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85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98" draw:text-style-name="P86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80" draw:layer="layout" draw:type="curve" svg:x1="34.249cm" svg:y1="24.575cm" svg:x2="37.101cm" svg:y2="24.626cm" svg:d="M34249 24575c2139 0 713 51 2852 51" svg:viewBox="0 0 2853 52">
          <text:p/>
        </draw:connector>
        <draw:frame draw:style-name="gr64" draw:text-style-name="P26" draw:layer="layout" svg:width="8.145cm" svg:height="1.505cm" svg:x="34.018cm" svg:y="24.842cm">
          <draw:text-box>
            <text:p><text:span text:style-name="T1">Router-to-Router Link with End-to-End Encryption</text:span></text:p>
          </draw:text-box>
        </draw:frame>
        <draw:connector draw:style-name="gr88" draw:text-style-name="P80" draw:layer="layout" draw:type="curve" svg:x1="34.25cm" svg:y1="22.705cm" svg:x2="37.102cm" svg:y2="22.756cm" svg:d="M34250 22705c2139 0 713 51 2852 51" svg:viewBox="0 0 2853 52">
          <text:p/>
        </draw:connector>
        <draw:frame draw:style-name="gr89" draw:text-style-name="P26" draw:layer="layout" svg:width="8.145cm" svg:height="1.207cm" svg:x="34.019cm" svg:y="22.972cm">
          <draw:text-box>
            <text:p><text:span text:style-name="T1">Regular WAMP</text:span></text:p>
          </draw:text-box>
        </draw:frame>
        <draw:custom-shape draw:style-name="gr63" draw:text-style-name="P88" draw:layer="layout" svg:width="5.205cm" svg:height="2.21cm" svg:x="23.68cm" svg:y="5.403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99" draw:text-style-name="P90" draw:layer="layout" svg:width="5.205cm" svg:height="1.637cm" svg:x="23.68cm" svg:y="5.976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3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13.474cm" svg:y="5.429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00" draw:text-style-name="P91" draw:layer="layout" svg:width="5.205cm" svg:height="1.637cm" svg:x="13.474cm" svg:y="6.002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2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79" draw:layer="layout" svg:width="5.205cm" svg:height="2.21cm" svg:x="3.523cm" svg:y="10.826cm">
          <text:p text:style-name="P77"><text:span text:style-name="T41">EIP712AuthorityCertificate</text:span></text:p>
          <text:p text:style-name="P78"><text:span text:style-name="T42">Issuer</text:span><text:span text:style-name="T43">: User 1</text:span></text:p>
          <text:p text:style-name="P78"><text:span text:style-name="T42">Subject</text:span><text:span text:style-name="T43">: User 1</text:span></text:p>
          <text:p text:style-name="P78"><text:span text:style-name="T43">Realm: x5F0c...</text:span></text:p>
          <text:p text:style-name="P78"><text:span text:style-name="T43">Capabilities: Root CA</text:span></text:p>
          <draw:enhanced-geometry svg:viewBox="0 0 21600 21600" draw:type="rectangle" draw:enhanced-path="M 0 0 L 21600 0 21600 21600 0 21600 0 0 Z N"/>
        </draw:custom-shape>
        <draw:connector draw:style-name="gr86" draw:text-style-name="P62" draw:layer="layout" draw:type="curve" svg:x1="15.826cm" svg:y1="17.514cm" svg:x2="26.018cm" svg:y2="21.02cm" svg:d="M15826 17514c0-750 5117-500 5117 1753 0 2254 5075 2504 5075 1753" svg:viewBox="0 0 10193 4268">
          <text:p/>
        </draw:connector>
        <draw:connector draw:style-name="gr90" draw:text-style-name="P80" draw:layer="layout" draw:type="curve" svg:x1="34.25cm" svg:y1="26.705cm" svg:x2="37.102cm" svg:y2="26.756cm" svg:d="M34250 26705c2139 0 713 51 2852 51" svg:viewBox="0 0 2853 52">
          <text:p/>
        </draw:connector>
        <draw:frame draw:style-name="gr64" draw:text-style-name="P26" draw:layer="layout" svg:width="8.145cm" svg:height="1.505cm" svg:x="34.019cm" svg:y="26.972cm">
          <draw:text-box>
            <text:p><text:span text:style-name="T50">Optional R2R Links </text:span><text:span text:style-name="T1">between nodes with private IPs</text:span></text:p>
          </draw:text-box>
        </draw:frame>
      </draw:page>
      <draw:page draw:name="page6" draw:style-name="dp1" draw:master-page-name="Default">
        <draw:custom-shape draw:style-name="gr91" draw:text-style-name="P92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93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94" draw:layer="layout" svg:width="6.786cm" svg:height="2.299cm" svg:x="12.445cm" svg:y="18.223cm">
          <text:p text:style-name="P20"><text:span text:style-name="T7">Gateway Device</text:span></text:p>
          <text:p text:style-name="P20"><text:span text:style-name="T7">with</text:span></text:p>
          <text:p text:style-name="P20"><text:span text:style-name="T39"><text:s/></text:span><text:span text:style-name="T3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5" draw:layer="layout" svg:width="6.786cm" svg:height="2.299cm" svg:x="22.637cm" svg:y="18.223cm">
          <text:p text:style-name="P20"><text:span text:style-name="T7">Gateway Server</text:span></text:p>
          <text:p text:style-name="P20"><text:span text:style-name="T7">with</text:span></text:p>
          <text:p text:style-name="P20"><text:span text:style-name="T7"><text:s/></text:span><text:span text:style-name="T3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6" draw:layer="layout" svg:width="6.786cm" svg:height="2.3cm" svg:x="12.445cm" svg:y="8.052cm">
          <text:p text:style-name="P20"><text:span text:style-name="T7">Relay Server</text:span></text:p>
          <text:p text:style-name="P20"><text:span text:style-name="T7">with</text:span></text:p>
          <text:p text:style-name="P20"><text:span text:style-name="T51"><text:s/></text:span><text:span text:style-name="T51">WAMP.eth </text:span><text:span text:style-name="T3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97" draw:layer="layout" svg:width="6.785cm" svg:height="2.299cm" svg:x="22.638cm" svg:y="8.104cm">
          <text:p text:style-name="P20"><text:span text:style-name="T7">Relay Server</text:span></text:p>
          <text:p text:style-name="P20"><text:span text:style-name="T7">with</text:span></text:p>
          <text:p text:style-name="P20"><text:span text:style-name="T6"><text:s/></text:span><text:span text:style-name="T51">WAMP.eth </text:span><text:span text:style-name="T3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4" draw:layer="layout" svg:width="22.78cm" svg:height="3.608cm" svg:x="9.574cm" svg:y="12.496cm">
          <text:p text:style-name="P83"><text:span text:style-name="T36">End-to-End Encrypted</text:span></text:p>
          <text:p text:style-name="P83"><text:span text:style-name="T37">Open-/Permissioned-Shared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98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9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76" draw:layer="layout" svg:width="6.736cm" svg:height="2.876cm" svg:x="31.194cm" svg:y="6.45cm">
          <text:p text:style-name="P75"><text:span text:style-name="T26">Public IP</text:span></text:p>
          <text:p text:style-name="P75"><text:span text:style-name="T26">Permanently Online</text:span></text:p>
          <text:p text:style-name="P75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0.969cm" svg:y="16.829cm">
          <text:p text:style-name="P75"><text:span text:style-name="T26">Uplink only</text:span></text:p>
          <text:p text:style-name="P75"><text:span text:style-name="T26">Runs On-demand only</text:span></text:p>
          <text:p text:style-name="P75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3.105cm" svg:y="11.06cm">
          <text:p text:style-name="P75"><text:span text:style-name="T26">On-chain Root CA</text:span></text:p>
          <text:p text:style-name="P85"><text:span text:style-name="T26">Logical Entity only</text:span></text:p>
          <text:p text:style-name="P75"><text:span text:style-name="T31">Decentralized Trust</text:span></text:p>
          <draw:enhanced-geometry svg:viewBox="0 0 21600 21600" draw:mirror-horizontal="false" draw:mirror-vertical="false" draw:text-areas="800 800 20800 20800" draw:type="round-rectangular-callout" draw:modifiers="-3376.1021226065 19310.1147028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5" draw:text-style-name="P100" draw:layer="layout" svg:width="6.786cm" svg:height="2.299cm" svg:x="12.445cm" svg:y="21.4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01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02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8" draw:text-style-name="P103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4" draw:layer="layout" svg:width="26.218cm" svg:height="2.432cm" svg:x="1.95cm" svg:y="1.604cm">
          <draw:text-box>
            <text:p><text:span text:style-name="T40">Figure 6: </text:span><text:span text:style-name="T40">Open-/Permissi</text:span><text:span text:style-name="T40">oned-Shared </text:span><text:span text:style-name="T40">Realm Usage </text:span><text:span text:style-name="T40">Scenario</text:span></text:p>
          </draw:text-box>
        </draw:frame>
        <draw:custom-shape draw:style-name="gr109" draw:text-style-name="P98" draw:layer="layout" svg:width="1.978cm" svg:height="1.978cm" svg:x="14.966cm" svg:y="24.5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0" draw:text-style-name="P99" draw:layer="layout" svg:width="1.978cm" svg:height="1.978cm" svg:x="25.042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2" draw:text-style-name="P76" draw:layer="layout" svg:width="6.736cm" svg:height="2.876cm" svg:x="2.662cm" svg:y="17.203cm">
          <text:p text:style-name="P75"><text:span text:style-name="T26">On-chain User or DAO</text:span></text:p>
          <text:p text:style-name="P75"><text:span text:style-name="T26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63" draw:layer="layout" svg:width="2.148cm" svg:height="0.763cm" svg:x="5.056cm" svg:y="13.492cm">
          <draw:text-box>
            <text:p text:style-name="P57"><text:span text:style-name="T30">User 1</text:span></text:p>
          </draw:text-box>
        </draw:frame>
        <draw:frame draw:style-name="gr71" draw:text-style-name="P65" draw:layer="layout" svg:width="2.148cm" svg:height="0.763cm" svg:x="16.958cm" svg:y="25.234cm">
          <draw:text-box>
            <text:p text:style-name="P57"><text:span text:style-name="T31">User 4</text:span></text:p>
          </draw:text-box>
        </draw:frame>
        <draw:frame draw:style-name="gr71" draw:text-style-name="P65" draw:layer="layout" svg:width="2.148cm" svg:height="0.763cm" svg:x="27.258cm" svg:y="27.245cm">
          <draw:text-box>
            <text:p text:style-name="P57"><text:span text:style-name="T31">User 5</text:span></text:p>
          </draw:text-box>
        </draw:frame>
        <draw:connector draw:style-name="gr96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97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96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85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111" draw:text-style-name="P99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79" draw:layer="layout" svg:width="5.205cm" svg:height="2.21cm" svg:x="3.523cm" svg:y="10.826cm">
          <text:p text:style-name="P77"><text:span text:style-name="T41">EIP712AuthorityCertificate</text:span></text:p>
          <text:p text:style-name="P78"><text:span text:style-name="T42">Issuer</text:span><text:span text:style-name="T43">: User 1</text:span></text:p>
          <text:p text:style-name="P78"><text:span text:style-name="T42">Subject</text:span><text:span text:style-name="T43">: User 1</text:span></text:p>
          <text:p text:style-name="P78"><text:span text:style-name="T43">Realm: x5F0c...</text:span></text:p>
          <text:p text:style-name="P78"><text:span text:style-name="T43">Capabilities: Root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19.144cm" svg:y="26.49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12" draw:text-style-name="P104" draw:layer="layout" svg:width="5.205cm" svg:height="1.637cm" svg:x="19.144cm" svg:y="27.063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5</text:span></text:p>
          <text:p text:style-name="P89"><text:span text:style-name="T49">Realm: x5F0c...</text:span></text:p>
          <text:p text:style-name="P89"><text:span text:style-name="T49">Capabilities: Gatew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9.216cm" svg:y="24.424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13" draw:text-style-name="P105" draw:layer="layout" svg:width="5.205cm" svg:height="1.637cm" svg:x="9.216cm" svg:y="24.997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4</text:span></text:p>
          <text:p text:style-name="P89"><text:span text:style-name="T49">Realm: x5F0c...</text:span></text:p>
          <text:p text:style-name="P89"><text:span text:style-name="T49">Capabilities: Gateway CA</text:span></text:p>
          <draw:enhanced-geometry svg:viewBox="0 0 21600 21600" draw:type="rectangle" draw:enhanced-path="M 0 0 L 21600 0 21600 21600 0 21600 0 0 Z N"/>
        </draw:custom-shape>
        <draw:connector draw:style-name="gr86" draw:text-style-name="P62" draw:layer="layout" draw:type="curve" svg:x1="15.826cm" svg:y1="17.514cm" svg:x2="26.018cm" svg:y2="21.02cm" svg:d="M15826 17514c0-750 5117-500 5117 1753 0 2254 5075 2504 5075 1753" svg:viewBox="0 0 10193 4268">
          <text:p/>
        </draw:connector>
        <draw:custom-shape draw:style-name="gr70" draw:text-style-name="P64" draw:layer="layout" svg:width="1.978cm" svg:height="1.978cm" svg:x="10.678cm" svg:y="5.5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2" draw:text-style-name="P66" draw:layer="layout" svg:width="1.978cm" svg:height="1.978cm" svg:x="21.254cm" svg:y="5.5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1" draw:text-style-name="P65" draw:layer="layout" svg:width="2.148cm" svg:height="0.763cm" svg:x="10.54cm" svg:y="4.753cm">
          <draw:text-box>
            <text:p text:style-name="P57"><text:span text:style-name="T31">User 2</text:span></text:p>
          </draw:text-box>
        </draw:frame>
        <draw:frame draw:style-name="gr71" draw:text-style-name="P65" draw:layer="layout" svg:width="2.148cm" svg:height="0.763cm" svg:x="21.099cm" svg:y="4.859cm">
          <draw:text-box>
            <text:p text:style-name="P57"><text:span text:style-name="T31">User 3</text:span></text:p>
          </draw:text-box>
        </draw:frame>
        <draw:custom-shape draw:style-name="gr63" draw:text-style-name="P88" draw:layer="layout" svg:width="5.205cm" svg:height="2.21cm" svg:x="23.693cm" svg:y="5.417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99" draw:text-style-name="P90" draw:layer="layout" svg:width="5.205cm" svg:height="1.637cm" svg:x="23.693cm" svg:y="5.99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3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13.487cm" svg:y="5.443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00" draw:text-style-name="P91" draw:layer="layout" svg:width="5.205cm" svg:height="1.637cm" svg:x="13.487cm" svg:y="6.016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2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onnector draw:style-name="gr87" draw:text-style-name="P80" draw:layer="layout" draw:type="curve" svg:x1="34.249cm" svg:y1="24.505cm" svg:x2="37.101cm" svg:y2="24.556cm" svg:d="M34249 24505c2139 0 713 51 2852 51" svg:viewBox="0 0 2853 52">
          <text:p/>
        </draw:connector>
        <draw:frame draw:style-name="gr64" draw:text-style-name="P26" draw:layer="layout" svg:width="8.145cm" svg:height="1.505cm" svg:x="34.018cm" svg:y="24.772cm">
          <draw:text-box>
            <text:p><text:span text:style-name="T1">Router-to-Router Link with End-to-End Encryption</text:span></text:p>
          </draw:text-box>
        </draw:frame>
        <draw:connector draw:style-name="gr88" draw:text-style-name="P80" draw:layer="layout" draw:type="curve" svg:x1="34.25cm" svg:y1="22.635cm" svg:x2="37.102cm" svg:y2="22.686cm" svg:d="M34250 22635c2139 0 713 51 2852 51" svg:viewBox="0 0 2853 52">
          <text:p/>
        </draw:connector>
        <draw:frame draw:style-name="gr89" draw:text-style-name="P26" draw:layer="layout" svg:width="8.145cm" svg:height="1.207cm" svg:x="34.019cm" svg:y="22.902cm">
          <draw:text-box>
            <text:p><text:span text:style-name="T1">Regular WAMP</text:span></text:p>
          </draw:text-box>
        </draw:frame>
        <draw:connector draw:style-name="gr90" draw:text-style-name="P80" draw:layer="layout" draw:type="curve" svg:x1="34.25cm" svg:y1="26.635cm" svg:x2="37.102cm" svg:y2="26.686cm" svg:d="M34250 26635c2139 0 713 51 2852 51" svg:viewBox="0 0 2853 52">
          <text:p/>
        </draw:connector>
        <draw:frame draw:style-name="gr64" draw:text-style-name="P26" draw:layer="layout" svg:width="8.145cm" svg:height="1.505cm" svg:x="34.019cm" svg:y="26.902cm">
          <draw:text-box>
            <text:p><text:span text:style-name="T50">Optional R2R Links </text:span><text:span text:style-name="T1">between nodes with private IP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12T21:23:25.973120406</dc:date>
    <meta:editing-duration>PT3H46M1S</meta:editing-duration>
    <meta:editing-cycles>67</meta:editing-cycles>
    <meta:generator>LibreOffice/6.4.7.2$Linux_X86_64 LibreOffice_project/40$Build-2</meta:generator>
    <meta:document-statistic meta:object-count="273"/>
  </office:meta>
</office:document-meta>
</file>